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Preformatted_20_Text" style:list-style-name="L3"/>
    <style:style style:name="P5" style:family="paragraph" style:parent-style-name="Preformatted_20_Text" style:list-style-name="L6"/>
    <style:style style:name="P6" style:family="paragraph" style:parent-style-name="Preformatted_20_Text" style:list-style-name="L8"/>
    <style:style style:name="P7" style:family="paragraph" style:parent-style-name="Preformatted_20_Text" style:list-style-name="L10"/>
    <style:style style:name="P8" style:family="paragraph" style:parent-style-name="Preformatted_20_Text" style:list-style-name="L12"/>
    <style:style style:name="P9" style:family="paragraph" style:parent-style-name="Text_20_body" style:list-style-name="L1"/>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10"/>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2"/>
    <style:style style:name="P21" style:family="paragraph" style:parent-style-name="Text_20_body" style:list-style-name="L13">
      <style:paragraph-properties fo:margin-top="0in" fo:margin-bottom="0in" style:contextual-spacing="false"/>
    </style:style>
    <style:style style:name="P22" style:family="paragraph" style:parent-style-name="Text_20_body" style:list-style-name="L14">
      <style:paragraph-properties fo:margin-top="0in" fo:margin-bottom="0in" style:contextual-spacing="false"/>
    </style:style>
    <style:style style:name="P23" style:family="paragraph" style:parent-style-name="Text_20_body" style:list-style-name="L15"/>
    <style:style style:name="P24" style:family="paragraph" style:parent-style-name="Text_20_body" style:list-style-name="L16">
      <style:paragraph-properties fo:margin-top="0in" fo:margin-bottom="0in" style:contextual-spacing="false"/>
    </style:style>
    <style:style style:name="P25" style:family="paragraph" style:parent-style-name="Text_20_body" style:list-style-name="L17">
      <style:paragraph-properties fo:margin-top="0in" fo:margin-bottom="0in" style:contextual-spacing="false"/>
    </style:style>
    <style:style style:name="P26" style:family="paragraph" style:parent-style-name="Text_20_body" style:list-style-name="L18">
      <style:paragraph-properties fo:margin-top="0in" fo:margin-bottom="0in" style:contextual-spacing="false"/>
    </style:style>
    <style:style style:name="P27" style:family="paragraph" style:parent-style-name="Text_20_body" style:list-style-name="L19">
      <style:paragraph-properties fo:margin-top="0in" fo:margin-bottom="0in" style:contextual-spacing="false"/>
    </style:style>
    <style:style style:name="P28" style:family="paragraph" style:parent-style-name="Text_20_body" style:list-style-name="L20">
      <style:paragraph-properties fo:margin-top="0in" fo:margin-bottom="0in" style:contextual-spacing="false"/>
    </style:style>
    <style:style style:name="P29" style:family="paragraph" style:parent-style-name="Text_20_body" style:list-style-name="L21">
      <style:paragraph-properties fo:margin-top="0in" fo:margin-bottom="0in" style:contextual-spacing="false"/>
    </style:style>
    <style:style style:name="P30" style:family="paragraph" style:parent-style-name="Text_20_body" style:list-style-name="L22">
      <style:paragraph-properties fo:margin-top="0in" fo:margin-bottom="0in" style:contextual-spacing="false"/>
    </style:style>
    <style:style style:name="P31" style:family="paragraph" style:parent-style-name="Text_20_body" style:list-style-name="L23">
      <style:paragraph-properties fo:margin-top="0in" fo:margin-bottom="0in" style:contextual-spacing="false"/>
    </style:style>
    <style:style style:name="P32" style:family="paragraph" style:parent-style-name="Text_20_body" style:list-style-name="L24">
      <style:paragraph-properties fo:margin-top="0in" fo:margin-bottom="0in" style:contextual-spacing="false"/>
    </style:style>
    <style:style style:name="P33" style:family="paragraph" style:parent-style-name="Text_20_body" style:list-style-name="L25">
      <style:paragraph-properties fo:margin-top="0in" fo:margin-bottom="0in" style:contextual-spacing="false"/>
    </style:style>
    <style:style style:name="P34" style:family="paragraph" style:parent-style-name="Text_20_body" style:list-style-name="L26">
      <style:paragraph-properties fo:margin-top="0in" fo:margin-bottom="0in" style:contextual-spacing="false"/>
    </style:style>
    <style:style style:name="P35" style:family="paragraph" style:parent-style-name="Text_20_body" style:list-style-name="L27">
      <style:paragraph-properties fo:margin-top="0in" fo:margin-bottom="0in" style:contextual-spacing="false"/>
    </style:style>
    <style:style style:name="P36" style:family="paragraph" style:parent-style-name="Text_20_body" style:list-style-name="L28">
      <style:paragraph-properties fo:margin-top="0in" fo:margin-bottom="0in" style:contextual-spacing="false"/>
    </style:style>
    <style:style style:name="P37" style:family="paragraph" style:parent-style-name="Text_20_body" style:list-style-name="L29">
      <style:paragraph-properties fo:margin-top="0in" fo:margin-bottom="0in" style:contextual-spacing="false"/>
    </style:style>
    <style:style style:name="P38" style:family="paragraph" style:parent-style-name="Text_20_body" style:list-style-name="L30">
      <style:paragraph-properties fo:margin-top="0in" fo:margin-bottom="0in" style:contextual-spacing="false"/>
    </style:style>
    <style:style style:name="P39" style:family="paragraph" style:parent-style-name="Text_20_body" style:list-style-name="L31">
      <style:paragraph-properties fo:margin-top="0in" fo:margin-bottom="0in" style:contextual-spacing="false"/>
    </style:style>
    <style:style style:name="P40" style:family="paragraph" style:parent-style-name="Text_20_body" style:list-style-name="L32">
      <style:paragraph-properties fo:margin-top="0in" fo:margin-bottom="0in" style:contextual-spacing="false"/>
    </style:style>
    <style:style style:name="P41" style:family="paragraph" style:parent-style-name="Text_20_body" style:list-style-name="L33">
      <style:paragraph-properties fo:margin-top="0in" fo:margin-bottom="0in" style:contextual-spacing="false"/>
    </style:style>
    <style:style style:name="P42" style:family="paragraph" style:parent-style-name="Text_20_body" style:list-style-name="L34">
      <style:paragraph-properties fo:margin-top="0in" fo:margin-bottom="0in" style:contextual-spacing="false"/>
    </style:style>
    <style:style style:name="P43" style:family="paragraph" style:parent-style-name="Text_20_body" style:list-style-name="L35">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0c701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ssh-on-ubuntu"/>Using SSH On Ubuntu<text:bookmark-end text:name="using-ssh-on-ubuntu"/></text:h>
      <text:h text:style-name="Heading_20_2" text:outline-level="2"><text:bookmark-start text:name="introduction"/>Introduction<text:bookmark-end text:name="introduction"/></text:h>
      <text:p text:style-name="First_20_paragraph">Often, you will encounter servers that do not have a display monitor attached to them (this is referred to as a headless server), or you may need to access your server when you are not physically in the same location as your server. This is were a very powerful and handy tool called SSH comes into play. SSH, or Secure Shell is a network protocol that provides a secure way for you to access your server remotely over a your Local Area Network, or even through the open internet (Wide Area Network) with some additional port forwarding rules added to your internet router and/or firewall. SSH allows you terminal access to your server to execute commands remotely, and transfer files. Once you are familiar and comfortable using SSH, you might find it a much more convenient way to set up your servers without needing to have monitor always attached to them. The other advantage to this, is managing your normal tasks more often through the terminal only makes you less reliant on a GUI (graphical user interface). Running your servers with no GUI also frees up more RAM, and hard drive space with no need for a display server and desktop environment.</text:p>
      <text:p text:style-name="Text_20_body">Aside from just being able to access your server for maintenance, if you are familiar with setting up users and permissions with individuals you trust, along with router and/or firewall port forwarding rules: you can also grant other people access to your server for shared file storage, or collaborating on projects. Being able to access your machine remotely is quite liberating, and also leaves you your tools at your own disposal where ever you have a ssh client. In the case of having one on your phone, you now have you servers with you EVERYWHERE!</text:p>
      <text:p text:style-name="Text_20_body">So let's dive in and learn the basics of using SSH to access your server. For now, these instructions are more geared towards access your server over LAN (your Local Area Network) and not over the open internet. For accessing your servers over WAN (Wide Area Network / "The Internet") please read more about Router and Firewall Port Forwarding rules.</text:p>
      <text:h text:style-name="Heading_20_2" text:outline-level="2"><text:bookmark-start text:name="checking-if-ssh-is-installed"/>Checking if SSH is Installed<text:bookmark-end text:name="checking-if-ssh-is-installed"/></text:h>
      <text:p text:style-name="First_20_paragraph">First, login to your server, or open a new terminal if working from the desktop. Check if your server has a SSH server already running with either command(s):</text:p>
      <text:p text:style-name="Preformatted_20_Text"><text:span text:style-name="ExtensionTok">sshd</text:span><text:span text:style-name="NormalTok"> </text:span><text:span text:style-name="AttributeTok">-V</text:span> </text:p>
      <text:p text:style-name="First_20_paragraph">If installed, you should see a similar output:</text:p>
      <text:p text:style-name="Preformatted_20_Text">OpenSSH_9.6p1 Ubuntu-3ubuntu13.8, OpenSSL 3.0.13 30 Jan 2024</text:p>
      <text:p text:style-name="P2">OR alternately you can also check if SSH is installed with:</text:p>
      <text:p text:style-name="Preformatted_20_Text"><text:span text:style-name="FunctionTok">sudo</text:span><text:span text:style-name="NormalTok"> systemctl status ssh</text:span> </text:p>
      <text:p text:style-name="First_20_paragraph">If you have SSH installed, you should see a output similar to:</text:p>
      <text:p text:style-name="Preformatted_20_Text">○ ssh.service - OpenBSD Secure Shell server <text:s/></text:p>
      <text:p text:style-name="Preformatted_20_Text"><text:s text:c="4"/>Loaded: loaded (/usr/lib/systemd/system/ssh.service; disabled; preset: <text:soft-page-break/>enabled) <text:s/></text:p>
      <text:p text:style-name="Preformatted_20_Text"><text:s text:c="2"/>Active: inactive (dead) <text:s/></text:p>
      <text:p text:style-name="Preformatted_20_Text"><text:s text:c="2"/>TriggeredBy: ● ssh.socket <text:s/></text:p>
      <text:p text:style-name="Preformatted_20_Text"><text:s text:c="4"/>Docs: man:sshd(8) <text:s/></text:p>
      <text:p text:style-name="Preformatted_20_Text"><text:s text:c="6"/>man:sshd_config(5) <text:s/></text:p>
      <text:p text:style-name="P2">Otherwise if you receive a error message like:</text:p>
      <text:p text:style-name="Preformatted_20_Text">Unit ssh.service could not be found.</text:p>
      <text:p text:style-name="First_20_paragraph">If you received this error, this means you either do not have it installed, OR there is a configuration preventing it from running. At this point you can also rule out ssh not being installed by typing the command into your terminal:</text:p>
      <text:p text:style-name="Preformatted_20_Text"><text:span text:style-name="FunctionTok">sudo</text:span><text:span text:style-name="NormalTok"> dpkg </text:span><text:span text:style-name="AttributeTok">-l</text:span><text:span text:style-name="NormalTok"> </text:span><text:span text:style-name="KeywordTok">|</text:span><text:span text:style-name="NormalTok"> </text:span><text:span text:style-name="FunctionTok">grep</text:span><text:span text:style-name="NormalTok"> openssh-server</text:span> </text:p>
      <text:p text:style-name="First_20_paragraph">If you have it installed, you should see a output similar to:</text:p>
      <text:p text:style-name="Preformatted_20_Text">ii <text:s/>openssh-server <text:s text:c="2"/>1:9.6p1-3ubuntu13.8 <text:s text:c="3"/>amd64 secure shell (SSH) server, for secure access from remote machines</text:p>
      <text:p text:style-name="First_20_paragraph">Otherwise, if you once again receive an error, you need to install openssh-server on your machine.</text:p>
      <text:h text:style-name="Heading_20_2" text:outline-level="2"><text:bookmark-start text:name="installing-openssh-server"/>Installing openssh-server<text:bookmark-end text:name="installing-openssh-server"/></text:h>
      <text:p text:style-name="First_20_paragraph">This is very straight forward when using Ubuntu Server. Just type the commands into your terminal to install the openssh-server and all of its dependencies:</text:p>
      <text:p text:style-name="Preformatted_20_Text">sudo apt-get update &amp;&amp; sudo apt-get install openssh-server</text:p>
      <text:p text:style-name="First_20_paragraph">Your computer should check for the latest list of packages to install, and make sure all the dependencies are met to install openssh-server. It should show you a list of all the packages to be installed, and the total amount of hard drive space required. If you are good to move forward installing openssh-server, press Y and Enter in your terminal, or N to abort the process.</text:p>
      <text:p text:style-name="Text_20_body">If you pressed N, and aborted the process: Cool, there's no reason for you to keep reading this portion of the manual. Otherwise, let's move forward with first connecting to your server over SSH without changing any configurations. Normally, after install your server should be running the openssh-server program. We will need to figure out what your server's IP address (IPv4) is, and we will also need to make sure you have another computer or device with an SSH Client to connect to your SSH Server. If you don't have an SSH client already, they are widely available for pretty much every operating system, and even your smart phone.</text:p>
      <text:h text:style-name="Heading_20_2" text:outline-level="2"><text:bookmark-start text:name="obtain-your-servers-ip-address"/>Obtain Your Servers IP Address<text:bookmark-end text:name="obtain-your-servers-ip-address"/></text:h>
      <text:p text:style-name="First_20_paragraph">While your still in front of your server terminal, let's discover what your IP address is over your Local Area Network. We will use this information for connecting to your server with a ssh client.</text:p>
      <text:p text:style-name="Text_20_body">Type the following command into your terminal:</text:p>
      <text:p text:style-name="Preformatted_20_Text"><text:span text:style-name="ExtensionTok">ip</text:span><text:span text:style-name="NormalTok"> route</text:span> </text:p>
      <text:p text:style-name="First_20_paragraph">You should see a output similar to:</text:p>
      <text:p text:style-name="Preformatted_20_Text"><text:soft-page-break/>default via 192.168.1.254 dev wlp1s0 proto dhcp src 192.168.1.239 metric 600</text:p>
      <text:p text:style-name="Preformatted_20_Text">192.168.1.0/24 dev wlp1s0 proto kernel scope link src 192.168.1.239 metric 600 </text:p>
      <text:p text:style-name="First_20_paragraph">If you received an output similar to this, we can make the following observations:</text:p>
      <text:list xml:id="list1875739348" text:style-name="L1">
        <text:list-item>
          <text:p text:style-name="P9">"default via 192.168.1.254" (or any combination of 192.168.x.x commonly): This is your routers gateway address in which your device connects to the Local Area Network. Your routers address may not even have an IP address like 192.168.x.x, just remember that the address given after "default via" is your routers gateway address.</text:p>
        </text:list-item>
        <text:list-item>
          <text:p text:style-name="P9">"src 192.168.1.239" (or any combination of 192.168.x.x commonly): This is the address assigned to your machine either as a static fixed IP address, or a dynamic address through DHCP. In this case from the following output, we will note that 192.168.1.239 is the IP address that we will use to connect to the server over the network. Your IP address may not look like 192.168.x.x, just remember that the address given after "src" is your machine's IP address.</text:p>
        </text:list-item>
      </text:list>
      <text:p text:style-name="First_20_paragraph">Great, you should have now discovered what your machines IP address is. If you want to confirm this, you can quickly ping your IP address from your server with the following command, let it run for seconds and then press <text:span text:style-name="Source_5f_Text">Ctrl-C</text:span>:</text:p>
      <text:p text:style-name="Preformatted_20_Text"><text:span text:style-name="FunctionTok">ping</text:span><text:span text:style-name="NormalTok"> 192.168.1.239</text:span> </text:p>
      <text:p text:style-name="First_20_paragraph">You should see an output like:</text:p>
      <text:p text:style-name="Preformatted_20_Text">PING 192.168.1.239 (192.168.1.239) 56(84) bytes of data.</text:p>
      <text:p text:style-name="Preformatted_20_Text">64 bytes from 192.168.1.239: icmp_seq=1 ttl=64 time=0.099 ms</text:p>
      <text:p text:style-name="Preformatted_20_Text">64 bytes from 192.168.1.239: icmp_seq=2 ttl=64 time=0.085 ms</text:p>
      <text:p text:style-name="Preformatted_20_Text">64 bytes from 192.168.1.239: icmp_seq=3 ttl=64 time=0.067 ms</text:p>
      <text:p text:style-name="Preformatted_20_Text">64 bytes from 192.168.1.239: icmp_seq=4 ttl=64 time=0.068 ms</text:p>
      <text:p text:style-name="Preformatted_20_Text">...</text:p>
      <text:p text:style-name="First_20_paragraph">Now ping your routers IP address that you observed:</text:p>
      <text:p text:style-name="Preformatted_20_Text"><text:span text:style-name="FunctionTok">ping</text:span><text:span text:style-name="NormalTok"> 192.168.1.254</text:span> </text:p>
      <text:p text:style-name="First_20_paragraph">You should see an output like:</text:p>
      <text:p text:style-name="Preformatted_20_Text">PING 192.168.1.254 (192.168.1.254) 56(84) bytes of data.</text:p>
      <text:p text:style-name="Preformatted_20_Text">64 bytes from 192.168.1.254: icmp_seq=1 ttl=64 time=14.8 ms</text:p>
      <text:p text:style-name="Preformatted_20_Text">64 bytes from 192.168.1.254: icmp_seq=2 ttl=64 time=5.13 ms</text:p>
      <text:p text:style-name="Preformatted_20_Text">64 bytes from 192.168.1.254: icmp_seq=3 ttl=64 time=6.40 ms</text:p>
      <text:p text:style-name="Preformatted_20_Text">64 bytes from 192.168.1.254: icmp_seq=4 ttl=64 time=6.13 ms</text:p>
      <text:p text:style-name="Preformatted_20_Text">...</text:p>
      <text:p text:style-name="First_20_paragraph">Notice the difference in ping time between pinging the address for your server from your machine, and pinging your router. Pinging your own machine results in a ping back at less than 1 millisecond. Pinging your router gives a result greater than 1 millisecond each time. You can easily confirm this is your Local Area Network address from such a quick ping result. If you have not yet set up a static IP address on your network, you may need to run this command from time to time to rediscover what your machine's IP address is if your router is serving you a IP address dynamically through DHCP (Dynamic Host Configuration Protocol), your address is not guaranteed to stay the same on the network every time you connect.</text:p>
      <text:h text:style-name="Heading_20_2" text:outline-level="2"><text:bookmark-start text:name="setting-up-a-ssh-client-to-connect-to-your-server"/><text:soft-page-break/>Setting Up a SSH Client to Connect to Your Server<text:bookmark-end text:name="setting-up-a-ssh-client-to-connect-to-your-server"/></text:h>
      <text:p text:style-name="First_20_paragraph">Now we need to connect to our SSH server on our local area network. We have all the information we need from the last section to make a connection. But before we can remotely connect to our server from another computer in our network, we need to make sure that we can use a SSH Client on that computer. Here are some simple steps for running a ssh client on your Windows/Mac/Linux computer and connecting to your server:</text:p>
      <text:p text:style-name="Text_20_body">Recap of the information needed to connect to your remote server:</text:p>
      <text:list xml:id="list2314732134" text:style-name="L2">
        <text:list-item>
          <text:p text:style-name="P10"><text:span text:style-name="T1">IP Address:</text:span> 192.168.1.239</text:p>
        </text:list-item>
        <text:list-item>
          <text:p text:style-name="P10"><text:span text:style-name="T1">User:</text:span> username</text:p>
        </text:list-item>
      </text:list>
      <text:h text:style-name="Heading_20_3" text:outline-level="3"><text:bookmark-start text:name="running-a-ssh-client-on-windows"/>Running a SSH Client on Windows<text:bookmark-end text:name="running-a-ssh-client-on-windows"/></text:h>
      <text:h text:style-name="Heading_20_4" text:outline-level="4"><text:bookmark-start text:name="for-windows-10-or-later"/>For Windows 10 or Later<text:bookmark-end text:name="for-windows-10-or-later"/></text:h>
      <text:list xml:id="list406922278" text:style-name="L3">
        <text:list-item>
          <text:p text:style-name="P11">Open Command Prompt or PowerShell:</text:p>
          <text:list text:style-name="L4">
            <text:list-item>
              <text:p text:style-name="P12">Search for "<text:span text:style-name="T1">cmd</text:span>" or "<text:span text:style-name="T1">PowerShell</text:span>" in the Windows search bar and open it.</text:p>
            </text:list-item>
          </text:list>
        </text:list-item>
        <text:list-item>
          <text:p text:style-name="P11">Connect to the server:</text:p>
          <text:p text:style-name="P11">In the command prompt or PowerShell window type:</text:p>
          <text:p text:style-name="P4"><text:span text:style-name="FunctionTok">ssh</text:span><text:span text:style-name="NormalTok"> username@192.168.1.239</text:span> </text:p>
        </text:list-item>
        <text:list-item>
          <text:p text:style-name="P11">You may receive a prompt, Accept the new connection or press 'Y'</text:p>
        </text:list-item>
        <text:list-item>
          <text:p text:style-name="P11">Now you will be prompted for the password you set for the user on the remote server</text:p>
        </text:list-item>
        <text:list-item>
          <text:p text:style-name="P11">You should then see your remote servers terminal appear in your Command Prompt or PowerShell window</text:p>
        </text:list-item>
      </text:list>
      <text:h text:style-name="Heading_20_4" text:outline-level="4"><text:bookmark-start text:name="for-earlier-versions-of-windows"/>For Earlier Versions of Windows<text:bookmark-end text:name="for-earlier-versions-of-windows"/></text:h>
      <text:list xml:id="list693280327" text:style-name="L5">
        <text:list-item>
          <text:p text:style-name="P13">Download and install PuTTY from [<text:a xlink:type="simple" xlink:href="https://www.putty.org](https://www.putty.org)" text:style-name="Internet_20_link" text:visited-style-name="Visited_20_Internet_20_Link"><text:span text:style-name="Definition">https://www.putty.org](https://www.putty.org)</text:span></text:a></text:p>
        </text:list-item>
        <text:list-item>
          <text:p text:style-name="P13">Open PuTTY after installation</text:p>
        </text:list-item>
        <text:list-item>
          <text:p text:style-name="P13">In the "Host Name (or IP address)" field, enter the IP address of the remote server</text:p>
        </text:list-item>
        <text:list-item>
          <text:p text:style-name="P13">Click "Open"</text:p>
        </text:list-item>
        <text:list-item>
          <text:p text:style-name="P13">Accept the security alert if it pops up for creating a new connection</text:p>
        </text:list-item>
        <text:list-item>
          <text:p text:style-name="P13">Enter your username and password</text:p>
        </text:list-item>
        <text:list-item>
          <text:p text:style-name="P13">You should then be connected to your remote server</text:p>
        </text:list-item>
      </text:list>
      <text:h text:style-name="Heading_20_3" text:outline-level="3"><text:bookmark-start text:name="running-a-ssh-client-on-mac"/>Running a SSH Client on Mac<text:bookmark-end text:name="running-a-ssh-client-on-mac"/></text:h>
      <text:list xml:id="list1959017792" text:style-name="L6">
        <text:list-item>
          <text:p text:style-name="P14">Open the Terminal</text:p>
          <text:list text:style-name="L7">
            <text:list-item>
              <text:p text:style-name="P15">Go to <text:span text:style-name="T1">Applications &gt; Utilities &gt; Terminal</text:span></text:p>
            </text:list-item>
          </text:list>
        </text:list-item>
        <text:list-item>
          <text:p text:style-name="P14">Connect to the remote server:</text:p>
          <text:p text:style-name="P14"><text:soft-page-break/>In the terminal type:</text:p>
          <text:p text:style-name="P5"><text:span text:style-name="FunctionTok">ssh</text:span><text:span text:style-name="NormalTok"> username@192.168.1.239</text:span> </text:p>
        </text:list-item>
        <text:list-item>
          <text:p text:style-name="P14">You may be prompted to accept a new connection, Press 'yes' and Enter</text:p>
        </text:list-item>
        <text:list-item>
          <text:p text:style-name="P14">Enter your password</text:p>
        </text:list-item>
        <text:list-item>
          <text:p text:style-name="P14">You should now be connected to your remote server</text:p>
        </text:list-item>
      </text:list>
      <text:h text:style-name="Heading_20_3" text:outline-level="3"><text:bookmark-start text:name="running-a-ssh-client-on-linux"/>Running a SSH Client on Linux<text:bookmark-end text:name="running-a-ssh-client-on-linux"/></text:h>
      <text:list xml:id="list1143556490" text:style-name="L8">
        <text:list-item>
          <text:p text:style-name="P16">Open a terminal</text:p>
        </text:list-item>
        <text:list-item>
          <text:p text:style-name="P16">Most Linux distributions have SSH by default, but if you need to enable it, type in your terminal:</text:p>
          <text:p text:style-name="P6"><text:span text:style-name="FunctionTok">sudo</text:span><text:span text:style-name="NormalTok"> systemctl enable ssh </text:span><text:span text:style-name="AttributeTok">--now</text:span> </text:p>
        </text:list-item>
        <text:list-item>
          <text:p text:style-name="P16">Now connect to your remote server:</text:p>
          <text:p text:style-name="P16">In your terminal type:</text:p>
          <text:p text:style-name="P6"><text:span text:style-name="FunctionTok">ssh</text:span><text:span text:style-name="NormalTok"> username@192.168.1.239</text:span> </text:p>
        </text:list-item>
        <text:list-item>
          <text:p text:style-name="P16">Accept the new connection by pressing 'yes' and Enter</text:p>
        </text:list-item>
        <text:list-item>
          <text:p text:style-name="P16">Enter your password</text:p>
        </text:list-item>
        <text:list-item>
          <text:p text:style-name="P16">You should now be connected to your remote server</text:p>
        </text:list-item>
      </text:list>
      <text:p text:style-name="First_20_paragraph">If these steps worked for you, and you connected to your remote server, congrats! Let's move on to some useful applications of SSH.</text:p>
      <text:h text:style-name="Heading_20_2" text:outline-level="2"><text:bookmark-start text:name="transfer-files-securely-with-the-ssh-protocol"/>Transfer Files Securely With the SSH Protocol<text:bookmark-end text:name="transfer-files-securely-with-the-ssh-protocol"/></text:h>
      <text:p text:style-name="First_20_paragraph">To securely download or upload files to or from your server, we will use '<text:span text:style-name="T1">scp</text:span>' or secure copy which uses the SSH protocol. <text:span text:style-name="T1">scp</text:span> itself is a pretty straight forward program. We will cover a few ways to utilize <text:span text:style-name="T1">scp</text:span> for file transfer.</text:p>
      <text:p text:style-name="Text_20_body"><text:span text:style-name="T1">scp</text:span> uses the following command structure in your terminal:</text:p>
      <text:p text:style-name="Preformatted_20_Text"><text:span text:style-name="FunctionTok">scp</text:span><text:span text:style-name="NormalTok"> </text:span><text:span text:style-name="PreprocessorTok">[</text:span><text:span text:style-name="SpecialStringTok">options</text:span><text:span text:style-name="PreprocessorTok">]</text:span><text:span text:style-name="NormalTok"> </text:span><text:span text:style-name="PreprocessorTok">[</text:span><text:span text:style-name="SpecialStringTok">source</text:span><text:span text:style-name="PreprocessorTok">]</text:span><text:span text:style-name="NormalTok"> </text:span><text:span text:style-name="PreprocessorTok">[</text:span><text:span text:style-name="SpecialStringTok">destination</text:span><text:span text:style-name="PreprocessorTok">]</text:span> </text:p>
      <text:list xml:id="list3385587684" text:style-name="L9">
        <text:list-item>
          <text:p text:style-name="P17"><text:span text:style-name="T1">options:</text:span> Various options to modify the command's behavior (we'll get to some important ones later).</text:p>
        </text:list-item>
        <text:list-item>
          <text:p text:style-name="P17"><text:span text:style-name="T1">source:</text:span> The file or directory you want to copy.</text:p>
        </text:list-item>
        <text:list-item>
          <text:p text:style-name="P17"><text:span text:style-name="T1">destination:</text:span> Where you want to copy the file or directory.</text:p>
        </text:list-item>
      </text:list>
      <text:h text:style-name="Heading_20_3" text:outline-level="3"><text:bookmark-start text:name="downloading-a-file-from-your-server"/>Downloading a File from Your Server<text:bookmark-end text:name="downloading-a-file-from-your-server"/></text:h>
      <text:p text:style-name="Preformatted_20_Text"><text:span text:style-name="FunctionTok">scp</text:span><text:span text:style-name="NormalTok"> username@192.168.1.239:/home/username/textfile.txt .</text:span> </text:p>
      <text:list xml:id="list2295485082" text:style-name="L10">
        <text:list-item>
          <text:p text:style-name="P18">This tells <text:span text:style-name="T2">scp</text:span> to connect as <text:span text:style-name="T2">username</text:span> to <text:span text:style-name="T2">192.168.1.239</text:span> and download <text:span text:style-name="T2">/home/username/textfile.txt</text:span> and the '<text:span text:style-name="T1">.</text:span>' tells the program to copy the file to your current <text:soft-page-break/>working directory. You can specify a directory such as <text:span text:style-name="T2">/home/remote_user/</text:span> like:</text:p>
          <text:p text:style-name="P7"><text:span text:style-name="FunctionTok">scp</text:span><text:span text:style-name="NormalTok"> username@192.168.1.239:/home/username/textfile.txt /home/remote_user/</text:span> </text:p>
        </text:list-item>
      </text:list>
      <text:h text:style-name="Heading_20_3" text:outline-level="3"><text:bookmark-start text:name="uploading-a-file-to-your-server"/>Uploading a File to Your Server<text:bookmark-end text:name="uploading-a-file-to-your-server"/></text:h>
      <text:p text:style-name="Preformatted_20_Text"><text:span text:style-name="FunctionTok">scp</text:span><text:span text:style-name="NormalTok"> /home/remote_user/textfile.txt username@192.168.1.239:/home/username/</text:span> </text:p>
      <text:list xml:id="list3482738812" text:style-name="L11">
        <text:list-item>
          <text:p text:style-name="P19">This tells <text:span text:style-name="T2">scp</text:span> to upload <text:span text:style-name="T2">/home/remote_user/textfile.txt</text:span> to <text:span text:style-name="T2">/home/username/</text:span> on your server with the username <text:span text:style-name="T2">username</text:span> at the address <text:span text:style-name="T2">192.168.1.239</text:span></text:p>
        </text:list-item>
      </text:list>
      <text:h text:style-name="Heading_20_3" text:outline-level="3"><text:bookmark-start text:name="scp-command-options"/>SCP Command Options<text:bookmark-end text:name="scp-command-options"/></text:h>
      <text:h text:style-name="Heading_20_4" text:outline-level="4"><text:bookmark-start text:name="copy-a-directory-with-the-recursive-option"/>Copy a directory with the recursive option<text:bookmark-end text:name="copy-a-directory-with-the-recursive-option"/></text:h>
      <text:p text:style-name="Preformatted_20_Text"><text:span text:style-name="FunctionTok">scp</text:span><text:span text:style-name="NormalTok"> </text:span><text:span text:style-name="AttributeTok">-r</text:span><text:span text:style-name="NormalTok"> /home/remote_user/text_files/ username@192.168.1.239:/home/username/</text:span> </text:p>
      <text:list xml:id="list1500986681" text:style-name="L12">
        <text:list-item>
          <text:p text:style-name="P20">This tells <text:span text:style-name="T2">scp</text:span> to connect as <text:span text:style-name="T2">username</text:span> to <text:span text:style-name="T2">192.168.1.239</text:span> and transfer the directory <text:span text:style-name="T2">/home/remote_user/text_files/</text:span> and <text:span text:style-name="T1">all</text:span> its contents to <text:span text:style-name="T1">/home/username/</text:span> on <text:span text:style-name="T2">192.168.1.239</text:span>.</text:p>
        </text:list-item>
        <text:list-item>
          <text:p text:style-name="P20">This can also be used in reverse to download a whole directory from your server:</text:p>
          <text:p text:style-name="P8"><text:span text:style-name="FunctionTok">scp</text:span><text:span text:style-name="NormalTok"> </text:span><text:span text:style-name="AttributeTok">-r</text:span><text:span text:style-name="NormalTok"> username@192.168.1.239:/home/username/text_files/ /home/username/</text:span> </text:p>
        </text:list-item>
      </text:list>
      <text:h text:style-name="Heading_20_4" text:outline-level="4"><text:bookmark-start text:name="using-scp-when-the-server-has-password-authentication-disabled"/>Using scp when the server has password authentication disabled<text:bookmark-end text:name="using-scp-when-the-server-has-password-authentication-disabled"/></text:h>
      <text:p text:style-name="First_20_paragraph">For security measures, a lot of servers have password authentication disabled by default. In order to use this step, your public key needs to exist in your servers <text:span text:style-name="T1">authorized_keys</text:span> file. Refer to the SSH Keys section for more information on obtaining and setting keys.</text:p>
      <text:p text:style-name="Text_20_body">We can include an Identity key in the scp options with the <text:span text:style-name="Source_5f_Text">-i [path to key]</text:span> option:</text:p>
      <text:p text:style-name="Preformatted_20_Text"><text:span text:style-name="FunctionTok">scp</text:span><text:span text:style-name="NormalTok"> </text:span><text:span text:style-name="AttributeTok">-i</text:span><text:span text:style-name="NormalTok"> /home/remote_user/.ssh/id_rsa /home/remote_user/textfile.txt username@192.168.1.239:/home/username/</text:span> </text:p>
      <text:list xml:id="list1647194949" text:style-name="L13">
        <text:list-item>
          <text:p text:style-name="P21">This tells <text:span text:style-name="T2">scp</text:span> to include the <text:span text:style-name="T1">identity key</text:span> file <text:span text:style-name="T2">/home/remote_user/.ssh/id_rsa</text:span> with the <text:span text:style-name="T2">-i</text:span> option when connecting as <text:span text:style-name="T2">username</text:span> at <text:span text:style-name="T2">192.168.1.239</text:span> and transferring <text:span text:style-name="T2">textfile.txt</text:span> to the server.</text:p>
        </text:list-item>
      </text:list>
      <text:h text:style-name="Heading_20_4" text:outline-level="4"><text:bookmark-start text:name="using-scp-on-a-remote-server-not-using-port-22"/>Using scp on a remote server NOT using port 22<text:bookmark-end text:name="using-scp-on-a-remote-server-not-using-port-22"/></text:h>
      <text:p text:style-name="First_20_paragraph">Sometimes administrators may set services up on different port numbers. By default, SSH runs on port 22, but it can be set to a wide range of port numbers if need be. To tell scp to connect with SSH over a different port, we use the <text:span text:style-name="Source_5f_Text">-P [port number]</text:span> option.</text:p>
      <text:p text:style-name="Preformatted_20_Text"><text:span text:style-name="FunctionTok">scp</text:span><text:span text:style-name="NormalTok"> </text:span><text:span text:style-name="AttributeTok">-P</text:span><text:span text:style-name="NormalTok"> 1022 username@192.168.1.239:/home/username/textfile.txt .</text:span> </text:p>
      <text:list xml:id="list3423280713" text:style-name="L14">
        <text:list-item>
          <text:p text:style-name="P22">This tells <text:span text:style-name="T2">scp</text:span> to connect as <text:span text:style-name="T2">username</text:span> at <text:span text:style-name="T2">192.168.1.239</text:span> using <text:span text:style-name="T2">port 1022</text:span> instead of the default 22, and download <text:span text:style-name="T2">textfile.txt</text:span> to our current working directory</text:p>
        </text:list-item>
      </text:list>
      <text:h text:style-name="Heading_20_4" text:outline-level="4"><text:bookmark-start text:name="using-scp-with-multiple-options"/>Using scp with multiple options<text:bookmark-end text:name="using-scp-with-multiple-options"/></text:h>
      <text:p text:style-name="First_20_paragraph">Now let's wrap up this section by demonstrating using the <text:span text:style-name="T1">scp</text:span> command with multiple options <text:soft-page-break/>by sending a folder of files to our server that only accepts connections from port 1022 and ONLY accepts ssh keys for connection instead of a password. We could type this command into the terminal:</text:p>
      <text:p text:style-name="Preformatted_20_Text"><text:span text:style-name="FunctionTok">ssh</text:span><text:span text:style-name="NormalTok"> </text:span><text:span text:style-name="AttributeTok">-i</text:span><text:span text:style-name="NormalTok"> /home/remote_user/.ssh/id_rsa </text:span><text:span text:style-name="AttributeTok">-P</text:span><text:span text:style-name="NormalTok"> 1022 </text:span><text:span text:style-name="AttributeTok">-r</text:span><text:span text:style-name="NormalTok"> /home/remote_user/text-files/ username@192.168.1.239:/home/username/</text:span> </text:p>
      <text:h text:style-name="Heading_20_2" text:outline-level="2"><text:bookmark-start text:name="creating-and-using-ssh-keys"/>Creating and Using SSH Keys<text:bookmark-end text:name="creating-and-using-ssh-keys"/></text:h>
      <text:p text:style-name="P2">What are SSH Keys?</text:p>
      <text:p text:style-name="Text_20_body">SSH Keys are like a digital lock and key for your servers SSH connection. When you generate a new SSH key, you create a "key pair" consisting of two parts:</text:p>
      <text:list xml:id="list196753331" text:style-name="L15">
        <text:list-item>
          <text:p text:style-name="P23"><text:span text:style-name="T1">Public Key:</text:span> This is the key you initially share with servers to gain access, you only send this key to a remote server once. Remote servers will store your public key.</text:p>
        </text:list-item>
        <text:list-item>
          <text:p text:style-name="P23"><text:span text:style-name="T1">Private Key:</text:span> This is the key you use to connect and log in to a remote SSH server. Your private key is used to prove that you have a matching public key on the remote server. This key file should be treated as sensitive and not shared with others.</text:p>
        </text:list-item>
      </text:list>
      <text:p text:style-name="First_20_paragraph">You are not required to use a SSH key pair to connect to your server. You can still use a username and password to connect to your server. Although, using a SSH key to access your server, as long as you keep your private key secure, is a much more secure option for remotely accessing your server. With the proper configurations set up, which we will discuss later, you can log into your remote server much more quick and easy.</text:p>
      <text:p text:style-name="Text_20_body">These next steps are assuming your using another terminal separate from your server, but you are able to generate keys on your server as well. Just make sure after you generate your key, and copy your public key to your sshd configuration, that you copy your private key to another private drive, and remove it from your server.</text:p>
      <text:h text:style-name="Heading_20_3" text:outline-level="3"><text:bookmark-start text:name="generating-a-ssh-key-pair"/>Generating a SSH Key Pair<text:bookmark-end text:name="generating-a-ssh-key-pair"/></text:h>
      <text:p text:style-name="First_20_paragraph">In this step, open a new terminal session(It would be best to use a remote computer than your server).</text:p>
      <text:p text:style-name="Text_20_body">We will use the <text:span text:style-name="T1">ssh-keygen</text:span> program for this next step. Let's go over a few options that you can use when generating a new SSH <text:span text:style-name="T3">Key/Pair</text:span>.</text:p>
      <text:p text:style-name="Text_20_body">When using the <text:span text:style-name="T1">ssh-keygen</text:span> command, one of the first options you will want to set is "-t" to set the type of encryption for your key. You can use the following encryption types:</text:p>
      <text:list xml:id="list739939672" text:style-name="L16">
        <text:list-item>
          <text:p text:style-name="P24"><text:span text:style-name="T1">RSA</text:span> (Rivest–Shamir–Adleman) Encryption Algorithm:</text:p>
          <text:list text:style-name="L17">
            <text:list-item>
              <text:p text:style-name="P25">It's based on the difficulty of factoring large numbers (multiplying primes is easy, reversing it is hard).</text:p>
            </text:list-item>
            <text:list-item>
              <text:p text:style-name="P25">Common in secure communication, like SSH and website encryption.</text:p>
            </text:list-item>
            <text:list-item>
              <text:p text:style-name="P25">RSA is slower than other encryption types, so it's often used for small amounts of data, like encrypting other encryption keys.</text:p>
            </text:list-item>
            <text:list-item>
              <text:p text:style-name="P25"><text:soft-page-break/>When using large key sizes, like 4096 bits, RSA remains a very strong form of encryption.</text:p>
            </text:list-item>
          </text:list>
        </text:list-item>
        <text:list-item>
          <text:p text:style-name="P24"><text:span text:style-name="T1">Ed25519</text:span> (Edwards-curve digital):</text:p>
          <text:list text:style-name="L18">
            <text:list-item>
              <text:p text:style-name="P26">Very secure and efficient.</text:p>
            </text:list-item>
            <text:list-item>
              <text:p text:style-name="P26">Often considered the most secure and recommended option.</text:p>
            </text:list-item>
          </text:list>
        </text:list-item>
        <text:list-item>
          <text:p text:style-name="P24"><text:span text:style-name="T1">ECDSA</text:span> (Elliptic Curve Digital Signature Algorithm):</text:p>
          <text:list text:style-name="L19">
            <text:list-item>
              <text:p text:style-name="P27">Uses elliptic curve cryptography.</text:p>
            </text:list-item>
            <text:list-item>
              <text:p text:style-name="P27">Offers good security with shorter key lengths.</text:p>
            </text:list-item>
            <text:list-item>
              <text:p text:style-name="P27">Becoming increasingly popular.</text:p>
            </text:list-item>
          </text:list>
        </text:list-item>
        <text:list-item>
          <text:p text:style-name="P24"><text:span text:style-name="T1">DSA</text:span> (Digital Signature Algorithm):</text:p>
          <text:list text:style-name="L20">
            <text:list-item>
              <text:p text:style-name="P28">Older algorithm.</text:p>
            </text:list-item>
            <text:list-item>
              <text:p text:style-name="P28">Generally considered less secure than RSA or Ed25519.</text:p>
            </text:list-item>
            <text:list-item>
              <text:p text:style-name="P28">Should be avoided.</text:p>
            </text:list-item>
          </text:list>
        </text:list-item>
      </text:list>
      <text:p text:style-name="First_20_paragraph">After defining you encryption type, you'll want to specify the key length with the "-b" option. In most cases 4096 bits is a secure key length. Let's generate a new RSA key with a length of 4096 bits. We will need to input the following command into the terminal:</text:p>
      <text:p text:style-name="Preformatted_20_Text"><text:span text:style-name="FunctionTok">ssh-keygen</text:span><text:span text:style-name="NormalTok"> </text:span><text:span text:style-name="AttributeTok">-t</text:span><text:span text:style-name="NormalTok"> rsa </text:span><text:span text:style-name="AttributeTok">-b</text:span><text:span text:style-name="NormalTok"> 4096</text:span> </text:p>
      <text:p text:style-name="First_20_paragraph">Next you will be prompted for a location and name of your private key. Normally, by default <text:span text:style-name="T1">ssh-keygen</text:span> will prompt you to store your key pair in the directory '/home/username/.ssh/id_rsa'. You can use this option, or use the directory and filename of your choice. In this example, we will use the default path of '/home/username/.ssh/id_rsa'.</text:p>
      <text:p text:style-name="Text_20_body">After that, will be given the option of setting a passphrase for your key. This is an optional feature, but it is generally considered more secure to have a passphrase attached to your key. In the instance of your private key being compromised, whomever possesses your private key will still have a difficult time connecting to your server if you have a strong passphrase attached to your key. If no passphrase is added to the key, the user is not prompted for a password when connecting to your ssh server, and is granted immediate remote access. While this may be convenient, and quicker not to enter a password, just be aware of the security implications if your key is compromised somehow. Enter a passphrase, or just hit enter on this step to skip using a password.</text:p>
      <text:p text:style-name="Text_20_body">If done correctly, you should see that the program reports back to you the locations of both the private, and public key. You should also see a key fingerprint, and your key's random art image generated. You can copy this text and save it all in a text file to keep with your private key.</text:p>
      <text:p text:style-name="Text_20_body">Once done, you should have seen an output similar to this in your terminal for generating your new key/pair:</text:p>
      <text:p text:style-name="Preformatted_20_Text">Generating public/private rsa key pair.</text:p>
      <text:p text:style-name="Preformatted_20_Text">Enter file in which to save the key (/home/<text:span text:style-name="T4">username</text:span>/.ssh/id_rsa): /home/username/.ssh/id_rsa</text:p>
      <text:p text:style-name="Preformatted_20_Text">Enter passphrase (empty for no passphrase): </text:p>
      <text:p text:style-name="Preformatted_20_Text">Enter same passphrase again: </text:p>
      <text:p text:style-name="Preformatted_20_Text">Your identification has been saved in /home/username/.ssh/id_rsa</text:p>
      <text:p text:style-name="Preformatted_20_Text">Your public key has been saved in /home/username/.ssh/id_rsa.pub</text:p>
      <text:p text:style-name="Preformatted_20_Text">The key fingerprint is:</text:p>
      <text:p text:style-name="Preformatted_20_Text"><text:soft-page-break/>SHA256:CyV4K9dXGaCyJBRlLjTjpYkN4qULF2QCixUMMMkmgw username@testmachine</text:p>
      <text:p text:style-name="Preformatted_20_Text">The key's randomart image is:</text:p>
      <text:p text:style-name="Preformatted_20_Text">+---[RSA 4096]----+</text:p>
      <text:p text:style-name="Preformatted_20_Text">|E*++ <text:s/>.+o. <text:s text:c="6"/>|</text:p>
      <text:p text:style-name="Preformatted_20_Text">|B++ ...o. <text:s text:c="7"/>|</text:p>
      <text:p text:style-name="Preformatted_20_Text">|== o. =o. <text:s text:c="7"/>|</text:p>
      <text:p text:style-name="Preformatted_20_Text">|o = ..**.. . <text:s text:c="4"/>|</text:p>
      <text:p text:style-name="Preformatted_20_Text">| o ..=o*S . . + <text:s/>|</text:p>
      <text:p text:style-name="Preformatted_20_Text">| <text:s/>. .o+... . = <text:s text:c="2"/>|</text:p>
      <text:p text:style-name="Preformatted_20_Text">| <text:s text:c="4"/>.. . <text:s text:c="2"/>o <text:s text:c="3"/>|</text:p>
      <text:p text:style-name="Preformatted_20_Text">| <text:s text:c="6"/>. . . <text:s text:c="4"/>|</text:p>
      <text:p text:style-name="Preformatted_20_Text">| <text:s text:c="7"/>. . <text:s text:c="5"/>|</text:p>
      <text:p text:style-name="Preformatted_20_Text">+----[SHA256]-----+</text:p>
      <text:p text:style-name="First_20_paragraph">Now that we have successfully generated a SSH key/pair, we can copy it to our server.</text:p>
      <text:h text:style-name="Heading_20_3" text:outline-level="3"><text:bookmark-start text:name="copying-your-ssh-key-to-your-server"/>Copying Your SSH Key To Your Server<text:bookmark-end text:name="copying-your-ssh-key-to-your-server"/></text:h>
      <text:h text:style-name="Heading_20_4" text:outline-level="4"><text:bookmark-start text:name="method-1---using-ssh-copy-id-recommended"/>Method 1 - Using ssh-copy-id (Recommended)<text:bookmark-end text:name="method-1---using-ssh-copy-id-recommended"/></text:h>
      <text:p text:style-name="First_20_paragraph">Earlier we covered finding the local ip address of your server. This is where it will come it. For our purposes the ip address of the server is 192.168.1.239, and there is a user on that server with the user name: username (Really creative, I know). We also know that right now, on our computer that we are using to gain access to our server, our public and private key are stored in: '/home/username/.ssh/'. This is the important information we need to transfer our public key to the server.</text:p>
      <text:p text:style-name="Text_20_body">We will do this with the following command:</text:p>
      <text:p text:style-name="Preformatted_20_Text"><text:span text:style-name="ExtensionTok">ssh-copy-id</text:span><text:span text:style-name="NormalTok"> </text:span><text:span text:style-name="AttributeTok">-i</text:span><text:span text:style-name="NormalTok"> /home/username/.ssh/id_rsa.pub username@192.168.1.239</text:span> </text:p>
      <text:p text:style-name="First_20_paragraph">This will tell ssh-copy-id to copy the identity file '/home/username/id_rsa.pub' to be used for the user username on your server located at the address of 192.168.1.239. Now you should be prompted to enter the password for the user name you are connecting as on your remote server. In this example, our remote SSH server has a user named username that we are connecting as.</text:p>
      <text:p text:style-name="Text_20_body">If done successfully, you should be prompted to enter a the passphrase for username on your remote SSH server. You should see an output similar to this if you entered the correct key path, and passphrase:</text:p>
      <text:p text:style-name="Preformatted_20_Text">/usr/bin/ssh-copy-id: INFO: Source of key(s) to be installed: "/home/username/.ssh/id_rsa_.pub"</text:p>
      <text:p text:style-name="Preformatted_20_Text">/usr/bin/ssh-copy-id: INFO: attempting to log in with the new key(s), to filter out any that are already installed</text:p>
      <text:p text:style-name="Preformatted_20_Text">/usr/bin/ssh-copy-id: INFO: 1 key(s) remain to be installed -- if you are prompted now it is to install the new keys</text:p>
      <text:p text:style-name="Preformatted_20_Text">username@192.168.1.239's password: </text:p>
      <text:p text:style-name="Preformatted_20_Text"/>
      <text:p text:style-name="Preformatted_20_Text">Number of key(s) added: 1</text:p>
      <text:p text:style-name="Preformatted_20_Text"/>
      <text:p text:style-name="Preformatted_20_Text">Now try logging into the machine, with: <text:s text:c="2"/>"ssh 'username@192.168.1.239'" and check to make sure that only the key(s) you wanted were added.</text:p>
      <text:p text:style-name="First_20_paragraph"><text:soft-page-break/>Your key should have been copied to the authorized_keys file in /home/&lt;Server Username&gt;/.ssh/authorized_keys</text:p>
      <text:p text:style-name="Text_20_body">We can now log into the server using the newly generated key:</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Note that if you set a password for your key (which is recommended, you should still be prompted for a passkey)</text:p>
      <text:h text:style-name="Heading_20_4" text:outline-level="4"><text:bookmark-start text:name="method-2---manually-copying-your-public-key-to-your-server"/>Method 2 - Manually copying your public key to your server<text:bookmark-end text:name="method-2---manually-copying-your-public-key-to-your-server"/></text:h>
      <text:p text:style-name="First_20_paragraph">If you are unable to use ssh-copy-id or just want to manually copy your public key file to your server, we must first copy the content of our /home/username/.ssh/id_rsa.pub file.</text:p>
      <text:p text:style-name="Text_20_body">You can display the contents to the terminal with:</text:p>
      <text:p text:style-name="Preformatted_20_Text"><text:span text:style-name="FunctionTok">cat</text:span><text:span text:style-name="NormalTok"> /home/username/.ssh/id_rsa.pub</text:span> </text:p>
      <text:p text:style-name="First_20_paragraph">Or open the file with a text editor:</text:p>
      <text:p text:style-name="Preformatted_20_Text"><text:span text:style-name="FunctionTok">nano</text:span><text:span text:style-name="NormalTok"> /home/username/.ssh/id_rsa.pub</text:span> </text:p>
      <text:p text:style-name="First_20_paragraph">Copy the contents of the entire text file, either in the editor, or what was displayed in the terminal.</text:p>
      <text:p text:style-name="Text_20_body">Now log into your SSH server like you normally would first:</text:p>
      <text:p text:style-name="Preformatted_20_Text"><text:span text:style-name="FunctionTok">ssh</text:span><text:span text:style-name="NormalTok"> username@192.168.1.239</text:span> </text:p>
      <text:p text:style-name="First_20_paragraph">Next open your servers authorized_keys file.</text:p>
      <text:p text:style-name="Preformatted_20_Text"><text:span text:style-name="FunctionTok">nano</text:span><text:span text:style-name="NormalTok"> /home/</text:span><text:span text:style-name="OperatorTok">&lt;</text:span><text:span text:style-name="NormalTok">Server Username</text:span><text:span text:style-name="OperatorTok">&gt;</text:span><text:span text:style-name="NormalTok">/.ssh/authorized_keys</text:span> </text:p>
      <text:p text:style-name="First_20_paragraph">Simply paste the text content you copied from your id_rsa.pub file into a new line in your <text:span text:style-name="T3">auhtorized_keys</text:span> file. The key is very long, and should have pasted as 1 single line to work correctly.</text:p>
      <text:p text:style-name="Text_20_body">Save the contents of the file, and exit. (<text:span text:style-name="T1">Ctrl-o</text:span> and then <text:span text:style-name="T1">Ctrl-x</text:span> with nano). Now log out of your server,and try logging in with your key now:</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If you set a passphrase for your key, you should be prompted to enter the passphrase next:</text:p>
      <text:p text:style-name="Preformatted_20_Text">Enter passphrase for key 'id_rsa':</text:p>
      <text:p text:style-name="First_20_paragraph">Or, if you did not set a passphrase for your key, you should be automatically logged in.</text:p>
      <text:p text:style-name="Text_20_body">If you still see the following prompt when trying to log in with your key, something went wrong:</text:p>
      <text:p text:style-name="Preformatted_20_Text">username@192.168.1.239's password: </text:p>
      <text:p text:style-name="First_20_paragraph">If this is happening, make sure you are copying the contents of your id_rsa.pub file to your server's <text:span text:style-name="T3">authorized_keys</text:span> file. Make sure the key is one continuous line in the file. When you log in with ssh and the <text:span text:style-name="T1">'-i'</text:span> option, make sure you are providing the <text:span text:style-name="T3">id_rsa</text:span> file, not the <text:span text:style-name="T3">id_rsa.pub</text:span> file.</text:p>
      <text:p text:style-name="Text_20_body">This wraps up generating SSH Keys, and copying them to your server.</text:p>
      <text:h text:style-name="Heading_20_2" text:outline-level="2"><text:bookmark-start text:name="ssh-client-configuration"/><text:soft-page-break/>SSH Client Configuration<text:bookmark-end text:name="ssh-client-configuration"/></text:h>
      <text:p text:style-name="First_20_paragraph">Now that we've covered logging into your remote server, and generating an SSH key for added security, let's put those both together for an easier experience logging in or sending commands to your remote server.</text:p>
      <text:p text:style-name="Text_20_body">First let's check on your client computer (the one you'll be logging into your remote server from) and see if your SSH directory has a config file. Open up a new terminal and type:</text:p>
      <text:p text:style-name="Preformatted_20_Text"><text:span text:style-name="BuiltInTok">cd</text:span><text:span text:style-name="NormalTok"> .ssh/ </text:span><text:span text:style-name="KeywordTok">&amp;&amp;</text:span><text:span text:style-name="NormalTok"> </text:span><text:span text:style-name="FunctionTok">ls</text:span> </text:p>
      <text:p text:style-name="First_20_paragraph">If 'ls' lists a file named 'config' in the directory, ignore this next step. If the config file is not present, we can simply create the new config file in your /home/username/.ssh/ directory:</text:p>
      <text:p text:style-name="Preformatted_20_Text"><text:span text:style-name="FunctionTok">touch</text:span><text:span text:style-name="NormalTok"> config</text:span> </text:p>
      <text:p text:style-name="First_20_paragraph">Now that there is a config file present, lets go ahead and cover what we'll be adding to the configuration file. First we can create a name for our connection to the server, we will need the <text:span text:style-name="T3">ip address</text:span>, <text:span text:style-name="T3">username</text:span>, <text:span text:style-name="T3">port number</text:span> (optional), and <text:span text:style-name="T3">identity key file</text:span> (optional). With these, we can easily connect to our server or perform any operations with SSH by just referring to the name that we give the configuration. So instead of connecting to our remote server with the command:</text:p>
      <text:p text:style-name="Preformatted_20_Text"><text:span text:style-name="FunctionTok">ssh</text:span><text:span text:style-name="NormalTok"> username@192.168.1.239</text:span> </text:p>
      <text:p text:style-name="P2">...Or...</text:p>
      <text:p text:style-name="Preformatted_20_Text"><text:span text:style-name="FunctionTok">ssh</text:span><text:span text:style-name="NormalTok"> </text:span><text:span text:style-name="AttributeTok">-p</text:span><text:span text:style-name="NormalTok"> 22 </text:span><text:span text:style-name="AttributeTok">-i</text:span><text:span text:style-name="NormalTok"> /home/username/.ssh/id_rsa username@192.168.1.239</text:span> </text:p>
      <text:p text:style-name="First_20_paragraph">We can edit the config file we created in the .ssh directory:</text:p>
      <text:p text:style-name="Preformatted_20_Text"><text:span text:style-name="FunctionTok">nano</text:span><text:span text:style-name="NormalTok"> config</text:span> </text:p>
      <text:p text:style-name="First_20_paragraph">Inside that file we can now either create a new entry below and existing entries, or add a new one in the blank config file. This will give all the relevant information needed for connection to our remote server:</text:p>
      <text:p text:style-name="Preformatted_20_Text">Host remote_server</text:p>
      <text:p text:style-name="Preformatted_20_Text"><text:s text:c="2"/>HostName 192.168.1.239</text:p>
      <text:p text:style-name="Preformatted_20_Text"><text:s text:c="2"/>Port 22</text:p>
      <text:p text:style-name="Preformatted_20_Text"><text:s text:c="2"/>User username</text:p>
      <text:p text:style-name="Preformatted_20_Text"><text:s text:c="2"/>IdentityFile /home/username/.ssh/id_rsa</text:p>
      <text:p text:style-name="First_20_paragraph">Now save and close the file with <text:span text:style-name="T1">Ctrl-o</text:span> and <text:span text:style-name="T1">Ctrl-x</text:span>. You should now be able to connect to your SSH server with the command:</text:p>
      <text:p text:style-name="Preformatted_20_Text"><text:span text:style-name="FunctionTok">ssh</text:span><text:span text:style-name="NormalTok"> remote_server</text:span> </text:p>
      <text:p text:style-name="First_20_paragraph">That simplifies logging into your SSH server, and you can add multiple configuration profiles to your SSH configuration for logging into different servers that may contain different ports, usernames, or key files. Let's cover the properties we set for the configuration file:</text:p>
      <text:list xml:id="list1067983350" text:style-name="L21">
        <text:list-item>
          <text:p text:style-name="P29"><text:span text:style-name="T1">Host</text:span>: The alias or name you would like to give that SSH connection</text:p>
        </text:list-item>
        <text:list-item>
          <text:p text:style-name="P29"><text:span text:style-name="T1">Port</text:span>: By default you do not need to include this if the server runs on port 22. If the remote server ran on another port such as 1022, you could set the port to that number.</text:p>
        </text:list-item>
        <text:list-item>
          <text:p text:style-name="P29"><text:span text:style-name="T1">User</text:span>: The username for that SSH connection</text:p>
        </text:list-item>
        <text:list-item>
          <text:p text:style-name="P29"><text:span text:style-name="T1">IdentityFile</text:span>: This is optional, but you can set the path for your identity key file here</text:p>
        </text:list-item>
      </text:list>
      <text:h text:style-name="Heading_20_3" text:outline-level="3"><text:bookmark-start text:name="advanced-ssh-configuration-options"/><text:soft-page-break/>Advanced SSH Configuration Options<text:bookmark-end text:name="advanced-ssh-configuration-options"/></text:h>
      <text:h text:style-name="Heading_20_4" text:outline-level="4"><text:bookmark-start text:name="host-patterns"/>Host Patterns<text:bookmark-end text:name="host-patterns"/></text:h>
      <text:p text:style-name="First_20_paragraph">You can user wildcards (*, ?) to apply settings to multiple hosts:</text:p>
      <text:p text:style-name="Preformatted_20_Text">Host *.my-server.net</text:p>
      <text:p text:style-name="Preformatted_20_Text"><text:s text:c="2"/>HostName 192.168.1.239</text:p>
      <text:p text:style-name="Preformatted_20_Text"><text:s text:c="2"/>User username</text:p>
      <text:p text:style-name="Preformatted_20_Text"><text:s text:c="2"/>Port 22</text:p>
      <text:p text:style-name="First_20_paragraph">Now if you had two different servers like <text:span text:style-name="T1">s1.my-server.net</text:span> and <text:span text:style-name="T1">s2.my-server.net</text:span>, this configuration would apply to both of those servers. You could connect to both servers:</text:p>
      <text:p text:style-name="Preformatted_20_Text"><text:span text:style-name="FunctionTok">ssh</text:span><text:span text:style-name="NormalTok"> s1.my-server.net</text:span> </text:p>
      <text:p text:style-name="Preformatted_20_Text"><text:span text:style-name="FunctionTok">ssh</text:span><text:span text:style-name="NormalTok"> s2.my-server.net</text:span> </text:p>
      <text:h text:style-name="Heading_20_4" text:outline-level="4"><text:bookmark-start text:name="proxyjump"/>ProxyJump<text:bookmark-end text:name="proxyjump"/></text:h>
      <text:p text:style-name="First_20_paragraph">Allows you to jump through an intermediate "jump" host</text:p>
      <text:p text:style-name="Preformatted_20_Text">ProxyJump jump-server</text:p>
      <text:h text:style-name="Heading_20_4" text:outline-level="4"><text:bookmark-start text:name="forwardagent"/>ForwardAgent<text:bookmark-end text:name="forwardagent"/></text:h>
      <text:p text:style-name="First_20_paragraph">Forwards your agent, allowing you to use your local keys on a remote SSH server</text:p>
      <text:p text:style-name="Preformatted_20_Text">ForwardAgent yes</text:p>
      <text:h text:style-name="Heading_20_4" text:outline-level="4"><text:bookmark-start text:name="localforward"/>LocalForward<text:bookmark-end text:name="localforward"/></text:h>
      <text:p text:style-name="First_20_paragraph">Allows you to forward a local port to a remote port. Refer to SSH Tunneling and Local forwarding.</text:p>
      <text:p text:style-name="Preformatted_20_Text">LocalForward 9000 localhost:8080</text:p>
      <text:h text:style-name="Heading_20_4" text:outline-level="4"><text:bookmark-start text:name="remoteforward"/>RemoteForward<text:bookmark-end text:name="remoteforward"/></text:h>
      <text:p text:style-name="First_20_paragraph">Allows you to forward a remote port to a local port. Refer to SSH Tunneling and Remote forwarding.</text:p>
      <text:p text:style-name="Preformatted_20_Text">RemoteForward 8080 localhost:9000</text:p>
      <text:h text:style-name="Heading_20_4" text:outline-level="4"><text:bookmark-start text:name="serveraliveinternal"/>ServerAliveInternal<text:bookmark-end text:name="serveraliveinternal"/></text:h>
      <text:p text:style-name="First_20_paragraph">Keeps the SSH connection alive by sending keepalive messages.</text:p>
      <text:p text:style-name="Preformatted_20_Text">ServerAliveInternal 60</text:p>
      <text:h text:style-name="Heading_20_4" text:outline-level="4"><text:bookmark-start text:name="example-advanced-configurations"/>Example Advanced Configurations<text:bookmark-end text:name="example-advanced-configurations"/></text:h>
      <text:p text:style-name="Preformatted_20_Text">Host *.internal</text:p>
      <text:p text:style-name="Preformatted_20_Text"><text:s text:c="2"/>User devops</text:p>
      <text:p text:style-name="Preformatted_20_Text"><text:s text:c="2"/>ProxyJump jump-host</text:p>
      <text:p text:style-name="Preformatted_20_Text"><text:s text:c="2"/>ForwardAgent yes</text:p>
      <text:p text:style-name="Preformatted_20_Text"><text:soft-page-break/><text:s text:c="2"/>ServerAliveInterval 60</text:p>
      <text:p text:style-name="Preformatted_20_Text"/>
      <text:p text:style-name="Preformatted_20_Text">Host web-server</text:p>
      <text:p text:style-name="Preformatted_20_Text"><text:s text:c="2"/>Hostname 192.168.1.50</text:p>
      <text:p text:style-name="Preformatted_20_Text"><text:s text:c="2"/>LocalForward 8080 localhost:3000</text:p>
      <text:p text:style-name="First_20_paragraph">This concludes the SSH Client configurations.</text:p>
      <text:h text:style-name="Heading_20_2" text:outline-level="2"><text:bookmark-start text:name="ssh-server-configurations"/>SSH Server Configurations<text:bookmark-end text:name="ssh-server-configurations"/></text:h>
      <text:h text:style-name="Heading_20_3" text:outline-level="3"><text:bookmark-start text:name="disabling-password-based-authentication"/>Disabling Password Based Authentication<text:bookmark-end text:name="disabling-password-based-authentication"/></text:h>
      <text:p text:style-name="First_20_paragraph">If you have generated keys for accessing your SSH server, you can further secure it by disabling the password authentication feature on your SSH server's configuration file, and force your SSH server to rely solely on key based authentication. This can stop individuals from trying to gain access to your SSH server by brute forcing as many passwords as they can to try and log in to your server. One scenario where this would not be recommended is if you do not have physical access to your server. If you disable password login on your server, and lose your key, you will no longer be able to login over SSH until you revert settings back, or manually copy another public key into your server's authorized_keys file. Even if you're locked out from being able to log in through SSH, you should still be able to physically log into your server just fine.</text:p>
      <text:p text:style-name="Text_20_body">To disable password authentication on your server, first log in to your server.</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Now, we need to access your ssh servers configuration file. This file is located at <text:span text:style-name="Source_5f_Text">/etc/ssh/sshd_config</text:span>. Modifying this file requires root access. Let's open the file in a text editor:</text:p>
      <text:p text:style-name="Preformatted_20_Text"><text:span text:style-name="FunctionTok">sudo</text:span><text:span text:style-name="NormalTok"> nano /etc/ssh/sshd_config</text:span> </text:p>
      <text:p text:style-name="First_20_paragraph">First, inside the sshd_config file, find the line that has the text:</text:p>
      <text:p text:style-name="Preformatted_20_Text">PasswordAuthentication yes</text:p>
      <text:p text:style-name="First_20_paragraph">Change that line to:</text:p>
      <text:p text:style-name="Preformatted_20_Text">PasswordAuthentication no</text:p>
      <text:p text:style-name="First_20_paragraph">Next, find a setting for PubkeyAuthentication. It may be already commented out with a '#' symbol in your configuration file, like:</text:p>
      <text:p text:style-name="Preformatted_20_Text">#PubkeyAuthentication yes</text:p>
      <text:p text:style-name="P2">...Or...</text:p>
      <text:p text:style-name="Preformatted_20_Text">PubkeyAuthentication no</text:p>
      <text:p text:style-name="First_20_paragraph">Add or change this line in your sshd_config file:</text:p>
      <text:p text:style-name="Preformatted_20_Text">PubkeyAuthentication yes</text:p>
      <text:p text:style-name="First_20_paragraph">Now save the changes, and exit the text editor. (<text:span text:style-name="T1">Ctrl-o</text:span>, and <text:span text:style-name="T1">Ctrl-x</text:span>)</text:p>
      <text:p text:style-name="Text_20_body">Next we need to restart the SSH server for the new configuration changes to take effect.</text:p>
      <text:p text:style-name="Preformatted_20_Text"><text:span text:style-name="FunctionTok">sudo</text:span><text:span text:style-name="NormalTok"> systemctl restart sshd</text:span> </text:p>
      <text:p text:style-name="P2"><text:soft-page-break/>...Or..</text:p>
      <text:p text:style-name="Preformatted_20_Text"><text:span text:style-name="FunctionTok">sudo</text:span><text:span text:style-name="NormalTok"> systemctl restart ssh</text:span> </text:p>
      <text:p text:style-name="First_20_paragraph"><text:span text:style-name="T1">Note</text:span>: Check the <text:span text:style-name="Source_5f_Text">/etc/ssh/sshd_config.d</text:span> directory for other configuration files. If they contain the line <text:span text:style-name="Source_5f_Text">PasswordAuthentication yes</text:span> you need to comment it out as <text:span text:style-name="Source_5f_Text">#PasswordAuthentication yes</text:span> to make sure this feature stays disabled. Otherwise, this will <text:span text:style-name="T1">override</text:span> the line from your original sshd_config file, and still allow password based authentication. If you are using Ubuntu Server, check if you have the file <text:span text:style-name="Source_5f_Text">/etc/ssh/sshd_config.d/50-cloud-init.conf</text:span>. By default, password authentication is enabled there also.</text:p>
      <text:p text:style-name="Text_20_body">Now log out of your server, and try logging in without supplying your key:</text:p>
      <text:p text:style-name="Preformatted_20_Text"><text:span text:style-name="FunctionTok">ssh</text:span><text:span text:style-name="NormalTok"> username@192.168.1.239</text:span> </text:p>
      <text:p text:style-name="First_20_paragraph">If your new settings are correct, you should be immediately rejected from your server with the following message:</text:p>
      <text:p text:style-name="Preformatted_20_Text">username@192.168.1.239: Permission denied (publickey).</text:p>
      <text:p text:style-name="First_20_paragraph">Now try logging in supplying the ssh key you generated:</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If you were rejected from your server for connected without a key, but were able to connect with your SSH key, congratulations! Your SSH server is now much more secure with password authentication disabled.</text:p>
      <text:h text:style-name="Heading_20_3" text:outline-level="3"><text:bookmark-start text:name="enable-or-disable-access-to-your-server-by-user"/>Enable or Disable Access To Your Server by User<text:bookmark-end text:name="enable-or-disable-access-to-your-server-by-user"/></text:h>
      <text:h text:style-name="Heading_20_4" text:outline-level="4"><text:bookmark-start text:name="enable-access-to-certain-users"/>Enable Access to Certain Users<text:bookmark-end text:name="enable-access-to-certain-users"/></text:h>
      <text:p text:style-name="First_20_paragraph">First, connect to your SSH server:</text:p>
      <text:p text:style-name="Preformatted_20_Text"><text:span text:style-name="FunctionTok">ssh</text:span><text:span text:style-name="NormalTok"> </text:span><text:span text:style-name="AttributeTok">-i</text:span><text:span text:style-name="NormalTok"> /home/username/.ssh/id_rsa</text:span> </text:p>
      <text:p text:style-name="First_20_paragraph">Then open your sshd_config file to edit:</text:p>
      <text:p text:style-name="Preformatted_20_Text"><text:span text:style-name="FunctionTok">sudo</text:span><text:span text:style-name="NormalTok"> nano /etc/ssh/sshd_config</text:span> </text:p>
      <text:p text:style-name="First_20_paragraph">To only allow certain users log into your server over SSH, add the following line:</text:p>
      <text:p text:style-name="Preformatted_20_Text">AllowUsers user1 user2 user3</text:p>
      <text:p text:style-name="First_20_paragraph">Make sure to separate usernames with a space only, no commas</text:p>
      <text:p text:style-name="Text_20_body">If you want to restrict which computers your users on the network can connect to your SSH server, you can specify the user and IP address strictly, and that user will only be able to connect from the IP address that you add in your <text:span text:style-name="T1">sshd_configuration</text:span> file such as:</text:p>
      <text:p text:style-name="Preformatted_20_Text">AllowUsers user1@192.168.1.237 user2@192.168.1.236 user3@192.168.1.235</text:p>
      <text:p text:style-name="First_20_paragraph">Now these users are restricted to only connecting to your SSH server from the addresses you supplied:</text:p>
      <text:list xml:id="list121679522" text:style-name="L22">
        <text:list-item>
          <text:p text:style-name="P30"><text:span text:style-name="T1">user1</text:span> can only connect from the computer with the IP address <text:span text:style-name="T1">192.168.1.137</text:span></text:p>
        </text:list-item>
        <text:list-item>
          <text:p text:style-name="P30"><text:span text:style-name="T1">user2</text:span> can only connect from the computer with the IP address <text:span text:style-name="T1">192.168.1.136</text:span></text:p>
        </text:list-item>
        <text:list-item>
          <text:p text:style-name="P30"><text:soft-page-break/><text:span text:style-name="T1">user3</text:span> can only connect from the computer with the IP address <text:span text:style-name="T1">192.168.1.135</text:span></text:p>
        </text:list-item>
      </text:list>
      <text:p text:style-name="First_20_paragraph">Attempts to log in from any other computer, and as any other user will be denied access.</text:p>
      <text:h text:style-name="Heading_20_4" text:outline-level="4"><text:bookmark-start text:name="disable-access-to-certain-users"/>Disable Access to Certain Users<text:bookmark-end text:name="disable-access-to-certain-users"/></text:h>
      <text:p text:style-name="First_20_paragraph">To disable certain users from being able to log in over SSH, add the following line:</text:p>
      <text:p text:style-name="Preformatted_20_Text">DenyUsers user4 user5</text:p>
      <text:p text:style-name="First_20_paragraph">Now save and exit the text editor with <text:span text:style-name="T1">Ctrl-o</text:span> and <text:span text:style-name="T1">Ctrl-x</text:span>.</text:p>
      <text:p text:style-name="Text_20_body">Restart your SSH server to apply the new configuration changes.</text:p>
      <text:p text:style-name="Preformatted_20_Text">sudo systemctl restart ssh</text:p>
      <text:p text:style-name="First_20_paragraph">If you have multiple users set up on your server, try allowing some, and denying some access. Try to log in to your server and make sure the changes took effect properly.</text:p>
      <text:p text:style-name="Text_20_body">Any other rules that apply to trying to allow or deny access by IP address only should be handled by changing your firewall settings, such as <text:span text:style-name="T1">ufw</text:span> which should be running on your Ubuntu Server by default.</text:p>
      <text:h text:style-name="Heading_20_2" text:outline-level="2"><text:bookmark-start text:name="ssh-tunnels"/>SSH Tunnels<text:bookmark-end text:name="ssh-tunnels"/></text:h>
      <text:p text:style-name="First_20_paragraph">What is "tunneling" with SSH, and how could this be a useful feature for your server?</text:p>
      <text:p text:style-name="Text_20_body">SSH tunneling works 3 ways: locally, remotely, or dynamically. By using a SSH tunnel, you can access services one a secure network that is normally not accessible by the internet. You can also securely use the internet over public Wi-Fi through a SSH tunnel, by forcing all of your internet traffic through a SSH connection to your remote server at home, protecting your information. You may be inside of a network that restricts access to certain websites that you would still like to gain access to; you can establish a secure SSH connection to your remote server and still gain access to those sites while still connected to the restrictive network. Or vice versa, let's say you have a server or machine inside of a restrictive network, and you would like to tunnel a connection to a service running your computer outside of that network, you can share services from a port on your local machine to a defined port on your server behind the restrictive network. Let's cover how we can achieve this with these <text:span text:style-name="T1">three methods</text:span>:</text:p>
      <text:h text:style-name="Heading_20_3" text:outline-level="3"><text:bookmark-start text:name="tunneling-locally"/>Tunneling Locally<text:bookmark-end text:name="tunneling-locally"/></text:h>
      <text:h text:style-name="Heading_20_4" text:outline-level="4"><text:bookmark-start text:name="local-tunneling-syntax"/>Local Tunneling Syntax<text:bookmark-end text:name="local-tunneling-syntax"/></text:h>
      <text:p text:style-name="Preformatted_20_Text">ssh -L local_port:remote_host:remote_port user@remote_server</text:p>
      <text:list xml:id="list720598903" text:style-name="L23">
        <text:list-item>
          <text:p text:style-name="P31"><text:span text:style-name="T1">-L</text:span> : defines local port forwarding</text:p>
        </text:list-item>
        <text:list-item>
          <text:p text:style-name="P31"><text:span text:style-name="T1">local_port</text:span>: The port on your local machine that you want to forward</text:p>
        </text:list-item>
        <text:list-item>
          <text:p text:style-name="P31"><text:span text:style-name="T1">remote_host</text:span>: The hostname or IP address of the destination server (accessible from the remote server)</text:p>
        </text:list-item>
        <text:list-item>
          <text:p text:style-name="P31"><text:span text:style-name="T1">remote_port</text:span> : The port on the destination server that you want to access</text:p>
        </text:list-item>
        <text:list-item>
          <text:p text:style-name="P31"><text:soft-page-break/><text:span text:style-name="T1">user@remote_server</text:span>: Your username and the address of your Ubuntu Server</text:p>
        </text:list-item>
      </text:list>
      <text:h text:style-name="Heading_20_4" text:outline-level="4"><text:bookmark-start text:name="local-tunneling-uses"/>Local Tunneling Uses<text:bookmark-end text:name="local-tunneling-uses"/></text:h>
      <text:p text:style-name="First_20_paragraph">Let's say your remote server has web service that it only serves <text:span text:style-name="T2">locally</text:span> on <text:span text:style-name="T2">port 8080</text:span>, and you would like to be able to access that service on your machine on port <text:span text:style-name="T2">8888</text:span>. You could set up a <text:span text:style-name="T1">tunnel</text:span> to <text:a xlink:type="simple" xlink:href="mailto:username@192.168.1.239" text:style-name="Internet_20_link" text:visited-style-name="Visited_20_Internet_20_Link"><text:span text:style-name="Definition"><text:span text:style-name="T2">username@192.168.1.239</text:span></text:span></text:a> to forward its <text:span text:style-name="T2">port 8080</text:span> on <text:span text:style-name="T2">localhost</text:span>, since it is accessing a service on that machine itself, and you could access that service on your machine through port <text:span text:style-name="T2">8888</text:span>.</text:p>
      <text:p text:style-name="Text_20_body">You can set up a local tunnel to your server with the following command:</text:p>
      <text:p text:style-name="Preformatted_20_Text">ssh -L 8888:localhost:8080 username@192.168.1.239</text:p>
      <text:p text:style-name="First_20_paragraph">Now if you pointed your web browser to <text:a xlink:type="simple" xlink:href="http://localhost:8888/" text:style-name="Internet_20_link" text:visited-style-name="Visited_20_Internet_20_Link"><text:span text:style-name="Definition"><text:span text:style-name="T1">http://localhost:8888/</text:span></text:span></text:a> you would be accessing <text:a xlink:type="simple" xlink:href="http://192.168.1.239:8080/" text:style-name="Internet_20_link" text:visited-style-name="Visited_20_Internet_20_Link"><text:span text:style-name="Definition"><text:span text:style-name="T1">http://192.168.1.239:8080/</text:span></text:span></text:a></text:p>
      <text:h text:style-name="Heading_20_3" text:outline-level="3"><text:bookmark-start text:name="tunneling-remotely"/>Tunneling Remotely<text:bookmark-end text:name="tunneling-remotely"/></text:h>
      <text:h text:style-name="Heading_20_4" text:outline-level="4"><text:bookmark-start text:name="remote-tunneling-syntax"/>Remote Tunneling Syntax<text:bookmark-end text:name="remote-tunneling-syntax"/></text:h>
      <text:p text:style-name="Preformatted_20_Text">ssh -R remote_port:local_host:local_port user@remote_server</text:p>
      <text:list xml:id="list3558029781" text:style-name="L24">
        <text:list-item>
          <text:p text:style-name="P32"><text:span text:style-name="T1">-R</text:span> : defines remote port forwarding</text:p>
        </text:list-item>
        <text:list-item>
          <text:p text:style-name="P32"><text:span text:style-name="T1">remote_port</text:span>: The port on the remote server that you want to forward</text:p>
        </text:list-item>
        <text:list-item>
          <text:p text:style-name="P32"><text:span text:style-name="T1">local_host</text:span>: The hostname or IP address of the destination server (accessible from your local machine)</text:p>
        </text:list-item>
        <text:list-item>
          <text:p text:style-name="P32"><text:span text:style-name="T1">local_port</text:span>: The port on the destination server that you want to access</text:p>
        </text:list-item>
        <text:list-item>
          <text:p text:style-name="P32"><text:span text:style-name="T1">username@remote_server</text:span>: Your username and the address of the remote server</text:p>
        </text:list-item>
      </text:list>
      <text:h text:style-name="Heading_20_4" text:outline-level="4"><text:bookmark-start text:name="remote-tunneling-uses"/>Remote Tunneling Uses<text:bookmark-end text:name="remote-tunneling-uses"/></text:h>
      <text:p text:style-name="First_20_paragraph">In this scenario, lets say you have web service running on your <text:span text:style-name="T3">local machine</text:span> (<text:span text:style-name="T1">localhost</text:span>) that runs on port <text:span text:style-name="T2">8080</text:span>, and you want your <text:span text:style-name="T2">remote server</text:span> <text:span text:style-name="T3">to be able to access it</text:span> <text:span text:style-name="T2">locally</text:span> <text:span text:style-name="T3">on its own port</text:span> <text:span text:style-name="T2">4444</text:span>.</text:p>
      <text:p text:style-name="Text_20_body">You can set up a remote tunnel on your server with the following command:</text:p>
      <text:p text:style-name="Preformatted_20_Text"><text:span text:style-name="FunctionTok">ssh</text:span><text:span text:style-name="NormalTok"> </text:span><text:span text:style-name="AttributeTok">-R</text:span><text:span text:style-name="NormalTok"> 4444:localhost:8080 username@192.168.1.239</text:span> </text:p>
      <text:p text:style-name="First_20_paragraph">Your remote server (<text:a xlink:type="simple" xlink:href="mailto:username@192.168.1.239" text:style-name="Internet_20_link" text:visited-style-name="Visited_20_Internet_20_Link"><text:span text:style-name="Definition"><text:span text:style-name="T1">username@192.168.1.239</text:span></text:span></text:a>) can connect <text:span text:style-name="T1">locally</text:span> to port <text:span text:style-name="T1">4444</text:span>, and its traffic is forwarded to <text:span text:style-name="T1">your local machine's</text:span> web service running on port <text:span text:style-name="T1">8080</text:span>.</text:p>
      <text:h text:style-name="Heading_20_3" text:outline-level="3"><text:bookmark-start text:name="tunneling-dynamically"/>Tunneling Dynamically<text:bookmark-end text:name="tunneling-dynamically"/></text:h>
      <text:h text:style-name="Heading_20_4" text:outline-level="4"><text:bookmark-start text:name="dynamic-tunneling-syntax"/>Dynamic Tunneling Syntax<text:bookmark-end text:name="dynamic-tunneling-syntax"/></text:h>
      <text:p text:style-name="Preformatted_20_Text">ssh -D local_port user@remote_server</text:p>
      <text:list xml:id="list3352923509" text:style-name="L25">
        <text:list-item>
          <text:p text:style-name="P33"><text:span text:style-name="T1">-D</text:span> : defines dynamic port forwarding</text:p>
        </text:list-item>
        <text:list-item>
          <text:p text:style-name="P33"><text:span text:style-name="T1">local_port</text:span>: The port on your local machine that will be used for the SOCKS proxy</text:p>
        </text:list-item>
        <text:list-item>
          <text:p text:style-name="P33"><text:soft-page-break/><text:span text:style-name="T1">user@remote_server</text:span>: Your username and the address of the remote server</text:p>
        </text:list-item>
      </text:list>
      <text:h text:style-name="Heading_20_4" text:outline-level="4"><text:bookmark-start text:name="dynamic-tunneling-uses"/>Dynamic Tunneling Uses<text:bookmark-end text:name="dynamic-tunneling-uses"/></text:h>
      <text:p text:style-name="First_20_paragraph">In this scenario, we are outside of our home network. We know that the external IP address of our local network at home is 77.22.142.66, and we configured our router to forward SSH traffic (port 22) to our server in the network whose address is 192.168.1.239 in case we needed to access it remotely outside of the local area network. In this situation, we only have internet access through Wi-Fi that we are not certain is secure. We can force all of our internet traffic through an encrypted connection to our remote server, and keep all of our traffic encrypted and hidden away from the Wi-Fi network we are having to use for internet access. We will establish this proxy server on port 8888 on our machine. Then in our browser or network settings, we will set our SOCK5 proxy server to localhost at port 8888. Now we can safely access the internet on an unsecure connection.</text:p>
      <text:p text:style-name="Text_20_body">You can setup a dynamic tunnel on your local machine with the following command:</text:p>
      <text:p text:style-name="Preformatted_20_Text"><text:span text:style-name="FunctionTok">ssh</text:span><text:span text:style-name="NormalTok"> </text:span><text:span text:style-name="AttributeTok">-D</text:span><text:span text:style-name="NormalTok"> 8888 username@77.22.142.66</text:span> </text:p>
      <text:p text:style-name="First_20_paragraph">We establish a connection to our router at 77.22.142.66 that forwards SSH traffic to 192.168.1.239, and define the connection as dynamic port forwarding. This connection is stored on our local machine at port 8888. We can then set browser or network proxy settings to force all traffic on multiple ports through port 8888 as a encrypted connection.</text:p>
      <text:h text:style-name="Heading_20_2" text:outline-level="2"><text:bookmark-start text:name="sending-shell-commands-to-your-server-via-ssh"/>Sending Shell Commands to Your Server via SSH<text:bookmark-end text:name="sending-shell-commands-to-your-server-via-ssh"/></text:h>
      <text:p text:style-name="First_20_paragraph">SSH has the ability to connect, and dispatch shell commands to your remote server to help save time. You can write bash scripts to automate tasks such as running updates or checking the status of certain services running on your server.</text:p>
      <text:p text:style-name="Text_20_body">This is simply done by using the SSH command, followed by any options, and then user and host address, and finally a set of parenthesis or quotes with your desired shell command. Your computer will connect to the server, send the commands, and then terminate the connection:</text:p>
      <text:p text:style-name="Preformatted_20_Text">ssh [options] [host] "[shell scripts]"</text:p>
      <text:h text:style-name="Heading_20_3" text:outline-level="3"><text:bookmark-start text:name="example-ssh-remote-shell-command"/>Example SSH Remote Shell Command<text:bookmark-end text:name="example-ssh-remote-shell-command"/></text:h>
      <text:p text:style-name="Preformatted_20_Text"><text:span text:style-name="FunctionTok">ssh</text:span><text:span text:style-name="NormalTok"> </text:span><text:span text:style-name="AttributeTok">-p</text:span><text:span text:style-name="NormalTok"> 1022 </text:span><text:span text:style-name="AttributeTok">-i</text:span><text:span text:style-name="NormalTok"> ~/.ssh/id_rsa username@192.168.1.239 </text:span><text:span text:style-name="StringTok">"echo 'Created from my client device' &gt; ~/remote_file.txt"</text:span> </text:p>
      <text:p text:style-name="First_20_paragraph">These commands can quickly become long winded. It would be best to store as much information about your host server in your SSH configuration file to help shorten the command to something like:</text:p>
      <text:p text:style-name="Preformatted_20_Text"><text:span text:style-name="FunctionTok">ssh</text:span><text:span text:style-name="NormalTok"> remote_server </text:span><text:span text:style-name="StringTok">"echo 'Created from my client device' &gt; ~/remote_file.txt"</text:span> </text:p>
      <text:p text:style-name="First_20_paragraph">This command would have created a file called remote_file.txt in your users home directory on the server, containing the text "Created from my client device". That would cover the basics of sending commands to your server, but let's step it up a notch and learn how to add some logic to the way that your commands are handled, and the ability to write logs based on the commands <text:soft-page-break/>you send to the server, and record them locally on your client computer.</text:p>
      <text:h text:style-name="Heading_20_3" text:outline-level="3"><text:bookmark-start text:name="command-chaining-and-control"/>Command Chaining and Control<text:bookmark-end text:name="command-chaining-and-control"/></text:h>
      <text:p text:style-name="First_20_paragraph">We can control what happens with different shell commands with 3 operators:</text:p>
      <text:h text:style-name="Heading_20_4" text:outline-level="4"><text:bookmark-start text:name="sequencing"/>Sequencing<text:bookmark-end text:name="sequencing"/></text:h>
      <text:p text:style-name="First_20_paragraph"><text:span text:style-name="T1">Sequencing (' ; ')</text:span>: Executes commands in sequence, regardless of success or failure. Each individual command is separated with a semicolon ';'</text:p>
      <text:p text:style-name="Preformatted_20_Text"><text:span text:style-name="KeywordTok">`</text:span><text:span text:style-name="FunctionTok">ssh</text:span><text:span text:style-name="NormalTok"> username@remote_host </text:span><text:span text:style-name="StringTok">"command_1; command_2; command_3"</text:span><text:span text:style-name="KeywordTok">`</text:span> </text:p>
      <text:list xml:id="list1070238968" text:style-name="L26">
        <text:list-item>
          <text:p text:style-name="P34"><text:span text:style-name="T1">command_1</text:span> will execute.</text:p>
        </text:list-item>
        <text:list-item>
          <text:p text:style-name="P34"><text:span text:style-name="T1">command_2</text:span> will execute <text:span text:style-name="T1">REGARDLESS if command_1 failed or succeeded</text:span></text:p>
        </text:list-item>
        <text:list-item>
          <text:p text:style-name="P34"><text:span text:style-name="T1">command_3</text:span> will execute <text:span text:style-name="T1">REGARDLESS if command_2 failed or succeeded</text:span></text:p>
        </text:list-item>
      </text:list>
      <text:h text:style-name="Heading_20_4" text:outline-level="4"><text:bookmark-start text:name="conditional-and"/>Conditional AND<text:bookmark-end text:name="conditional-and"/></text:h>
      <text:p text:style-name="First_20_paragraph"><text:span text:style-name="T1">Conditional AND (' &amp;&amp; ' )</text:span>: Executes the next command only if the previous command succeeds (Returns a 0 exit code)</text:p>
      <text:p text:style-name="Preformatted_20_Text"><text:span text:style-name="FunctionTok">ssh</text:span><text:span text:style-name="NormalTok"> username@remote_host </text:span><text:span text:style-name="StringTok">"command_1 &amp;&amp; command_2 &amp;&amp; command_3"</text:span> </text:p>
      <text:list xml:id="list72407584" text:style-name="L27">
        <text:list-item>
          <text:p text:style-name="P35"><text:span text:style-name="T1">command_1</text:span> will execute</text:p>
        </text:list-item>
        <text:list-item>
          <text:p text:style-name="P35"><text:span text:style-name="T1">command_2 will ONLY</text:span> execute if <text:span text:style-name="T1">command_1 succeeds</text:span></text:p>
        </text:list-item>
        <text:list-item>
          <text:p text:style-name="P35"><text:span text:style-name="T1">command_3 will ONLY</text:span> execute if <text:span text:style-name="T1">command_2 succeeds</text:span></text:p>
        </text:list-item>
      </text:list>
      <text:h text:style-name="Heading_20_4" text:outline-level="4"><text:bookmark-start text:name="conditional-or"/>Conditional OR<text:bookmark-end text:name="conditional-or"/></text:h>
      <text:p text:style-name="First_20_paragraph"><text:span text:style-name="T1">Conditional OR (' || ')</text:span>: Executes the next command only if the previous command fails (Returns a non-zero exit code)</text:p>
      <text:p text:style-name="Preformatted_20_Text"><text:span text:style-name="FunctionTok">ssh</text:span><text:span text:style-name="NormalTok"> username@remote_host </text:span><text:span text:style-name="StringTok">"command_1 || command_2"</text:span> </text:p>
      <text:list xml:id="list4228465016" text:style-name="L28">
        <text:list-item>
          <text:p text:style-name="P36">command_1 will execute</text:p>
        </text:list-item>
        <text:list-item>
          <text:p text:style-name="P36">command_2 will <text:span text:style-name="T1">ONLY</text:span> execute if command_1 <text:span text:style-name="T1">FAILS</text:span></text:p>
        </text:list-item>
      </text:list>
      <text:h text:style-name="Heading_20_4" text:outline-level="4"><text:bookmark-start text:name="combining-conditional-operators"/>Combining Conditional Operators<text:bookmark-end text:name="combining-conditional-operators"/></text:h>
      <text:p text:style-name="First_20_paragraph">Operators can be combined to create more sophisticated workflows:</text:p>
      <text:p text:style-name="Preformatted_20_Text"><text:span text:style-name="FunctionTok">ssh</text:span><text:span text:style-name="NormalTok"> username@remote_host </text:span><text:span text:style-name="StringTok">"command_1 &amp;&amp; command_2 || command_3"</text:span> </text:p>
      <text:list xml:id="list3275363402" text:style-name="L29">
        <text:list-item>
          <text:p text:style-name="P37"><text:span text:style-name="T1">command_1</text:span> will execute</text:p>
        </text:list-item>
        <text:list-item>
          <text:p text:style-name="P37"><text:span text:style-name="T1">command_2</text:span> will <text:span text:style-name="T1">ONLY</text:span> execute if <text:span text:style-name="T1">command_1 SUCCEEDS</text:span></text:p>
        </text:list-item>
        <text:list-item>
          <text:p text:style-name="P37">if <text:span text:style-name="T1">command_1 FAILS</text:span>, <text:span text:style-name="T1">command_3 will execute</text:span></text:p>
        </text:list-item>
      </text:list>
      <text:h text:style-name="Heading_20_4" text:outline-level="4"><text:bookmark-start text:name="grouping-chained-commands"/>Grouping Chained Commands<text:bookmark-end text:name="grouping-chained-commands"/></text:h>
      <text:p text:style-name="First_20_paragraph">You can use parentheses to group commands and control the order of execution:</text:p>
      <text:p text:style-name="Preformatted_20_Text"><text:span text:style-name="FunctionTok">ssh</text:span><text:span text:style-name="NormalTok"> username@remote_host </text:span><text:span text:style-name="StringTok">"(command_1 &amp;&amp; command_2) || command_3"</text:span> </text:p>
      <text:list xml:id="list969091143" text:style-name="L30">
        <text:list-item>
          <text:p text:style-name="P38"><text:span text:style-name="T1">command_1</text:span> will execute</text:p>
        </text:list-item>
        <text:list-item>
          <text:p text:style-name="P38"><text:soft-page-break/><text:span text:style-name="T1">command_2</text:span> will execute <text:span text:style-name="T1">ONLY if command_1 succeeds</text:span>. <text:span text:style-name="T1">command_2</text:span> can still <text:span text:style-name="T1">fail or succeed</text:span></text:p>
        </text:list-item>
        <text:list-item>
          <text:p text:style-name="P38"><text:span text:style-name="T1">command_3</text:span> will execute <text:span text:style-name="T1">ONLY if both command_1 and command_2 fail</text:span></text:p>
        </text:list-item>
      </text:list>
      <text:h text:style-name="Heading_20_4" text:outline-level="4"><text:bookmark-start text:name="execute-commands-in-a-subshell"/>Execute Commands in a Subshell<text:bookmark-end text:name="execute-commands-in-a-subshell"/></text:h>
      <text:p text:style-name="First_20_paragraph">You can also execute commands in a subshell using parenthesis or backticks. This creates a separate environment for the commands:</text:p>
      <text:p text:style-name="Preformatted_20_Text"><text:span text:style-name="FunctionTok">ssh</text:span><text:span text:style-name="NormalTok"> username@remote_host </text:span><text:span text:style-name="StringTok">'$(command_1; command_2)'</text:span> </text:p>
      <text:list xml:id="list1766014829" text:style-name="L31">
        <text:list-item>
          <text:p text:style-name="P39">Once connected to your server, <text:span text:style-name="T1">another shell environment opens</text:span></text:p>
        </text:list-item>
        <text:list-item>
          <text:p text:style-name="P39"><text:span text:style-name="T1">command_1</text:span> is executed</text:p>
        </text:list-item>
        <text:list-item>
          <text:p text:style-name="P39"><text:span text:style-name="T1">command_2</text:span> is executed <text:span text:style-name="T1">REGARDLESS if command_1 fails or succeeds</text:span></text:p>
        </text:list-item>
      </text:list>
      <text:h text:style-name="Heading_20_3" text:outline-level="3"><text:bookmark-start text:name="example-command-chaining-scenarios"/>Example Command Chaining Scenarios<text:bookmark-end text:name="example-command-chaining-scenarios"/></text:h>
      <text:h text:style-name="Heading_20_4" text:outline-level="4"><text:bookmark-start text:name="ssh-command-chaining-example"/>SSH Command Chaining Example<text:bookmark-end text:name="ssh-command-chaining-example"/></text:h>
      <text:p text:style-name="First_20_paragraph">Now lets imagine a scenario where we want to check if a application you wrote is running, and if not, restart the service. Finally, we will log the status of that service on the server.</text:p>
      <text:p text:style-name="Text_20_body">We can write that command into our terminal as:</text:p>
      <text:p text:style-name="Preformatted_20_Text"><text:span text:style-name="FunctionTok">ssh</text:span><text:span text:style-name="NormalTok"> username@remote_host </text:span><text:span text:style-name="StringTok">'(sudo systemctl is-active my-app.service || sudo systemctl restart my-app.service) &amp;&amp; sudo systemctl status my-app.service &gt;&gt; app-status.log'</text:span> </text:p>
      <text:list xml:id="list3739797789" text:style-name="L32">
        <text:list-item>
          <text:p text:style-name="P40">This connects to remote host and first checks if my-app.service is active</text:p>
        </text:list-item>
        <text:list-item>
          <text:p text:style-name="P40">If my-app.service is not active, the system restarts the application</text:p>
        </text:list-item>
        <text:list-item>
          <text:p text:style-name="P40">After the application restart, the system checks the status of the application</text:p>
        </text:list-item>
        <text:list-item>
          <text:p text:style-name="P40">The results from that status check are logged to a file called app-status.log in the users' home directory</text:p>
        </text:list-item>
      </text:list>
      <text:p text:style-name="P2">You can alternatively use an If statement in your shell command to repeat the same logic:</text:p>
      <text:p text:style-name="Preformatted_20_Text"><text:span text:style-name="FunctionTok">ssh</text:span><text:span text:style-name="NormalTok"> username@remote_host </text:span><text:span text:style-name="StringTok">'(if ! sudo systemctl is-active my-app.service; then sudo systemctl restart my-app.service; sudo systemctl status my-app.service &gt;&gt; app-status.log)'</text:span> </text:p>
      <text:list xml:id="list3632592585" text:style-name="L33">
        <text:list-item>
          <text:p text:style-name="P41">'!' can be read as NOT</text:p>
        </text:list-item>
        <text:list-item>
          <text:p text:style-name="P41">if my-app.service is NOT active</text:p>
        </text:list-item>
        <text:list-item>
          <text:p text:style-name="P41">then restart my-app.service</text:p>
        </text:list-item>
        <text:list-item>
          <text:p text:style-name="P41">Check the status of my-app.service</text:p>
        </text:list-item>
        <text:list-item>
          <text:p text:style-name="P41">Log the results to app-status.log in the home directory</text:p>
        </text:list-item>
      </text:list>
      <text:h text:style-name="Heading_20_4" text:outline-level="4"><text:bookmark-start text:name="ssh-command-chaining-example-with-error-redirection"/>SSH Command Chaining Example With Error Redirection<text:bookmark-end text:name="ssh-command-chaining-example-with-error-redirection"/></text:h>
      <text:p text:style-name="Preformatted_20_Text"><text:span text:style-name="FunctionTok">ssh</text:span><text:span text:style-name="NormalTok"> username@remote_host </text:span><text:span text:style-name="StringTok">'sudo systemctl is-active my-app.service || (sudo systemctl restart my-app.service &amp;&amp; sudo systemctl status my-app.service &gt;&gt; app-status.log || echo "Restart failed." &gt;&gt; app-status.log)'</text:span> </text:p>
      <text:list xml:id="list2063920870" text:style-name="L34">
        <text:list-item>
          <text:p text:style-name="P42">If my-app.service is active, nothing happens.</text:p>
        </text:list-item>
        <text:list-item>
          <text:p text:style-name="P42">If it is not active, restart the service</text:p>
        </text:list-item>
        <text:list-item>
          <text:p text:style-name="P42"><text:soft-page-break/>If the service restarts, record the status to app-status.log</text:p>
        </text:list-item>
        <text:list-item>
          <text:p text:style-name="P42">If the restart fails, write "Restart failed." to the app-status.log</text:p>
        </text:list-item>
      </text:list>
      <text:h text:style-name="Heading_20_4" text:outline-level="4"><text:bookmark-start text:name="example-of-checking-apache2-http-webserver-log-for-errors"/>Example of Checking Apache2 HTTP Webserver Log for Errors<text:bookmark-end text:name="example-of-checking-apache2-http-webserver-log-for-errors"/></text:h>
      <text:p text:style-name="First_20_paragraph">Here is an example of checking the Apache2 HTTP Webserver journal for errors, and recording them to a log and displaying them at the same time using 'tee' for you to investigate:</text:p>
      <text:p text:style-name="Preformatted_20_Text"><text:span text:style-name="FunctionTok">ssh</text:span><text:span text:style-name="NormalTok"> username@remote_host </text:span><text:span text:style-name="StringTok">'sudo journalctl -u apache2.service | grep -i error | tee apache_errors.log'</text:span> </text:p>
      <text:h text:style-name="Heading_20_4" text:outline-level="4"><text:bookmark-start text:name="example-of-backing-up-a-mysql-database-and-logging-results"/>Example of Backing Up a MySQL Database and Logging Results<text:bookmark-end text:name="example-of-backing-up-a-mysql-database-and-logging-results"/></text:h>
      <text:p text:style-name="First_20_paragraph">Here is a example of creating a Bash script to backup a mysql database, and write the results to a log. We will write this script using a SSH key with no password so it can automatically connect to the server and execute the database backup script.</text:p>
      <text:p text:style-name="P3">First we will write a new script:</text:p>
      <text:p text:style-name="Preformatted_20_Text"><text:span text:style-name="FunctionTok">nano</text:span><text:span text:style-name="NormalTok"> db_backup.sh</text:span> </text:p>
      <text:p text:style-name="P2">And add these instructions to our script:</text:p>
      <text:p text:style-name="Preformatted_20_Text"><text:span text:style-name="CommentTok">#!/usr/bin/bash</text:span> </text:p>
      <text:p text:style-name="Preformatted_20_Text"><text:span text:style-name="CommentTok"># Create timestamp for backup</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text:span text:style-name="CommentTok"># Create a backup of the database</text:span> </text:p>
      <text:p text:style-name="Preformatted_20_Text"><text:span text:style-name="ExtensionTok">mysql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password</text:span><text:span text:style-name="OperatorTok">&gt;</text:span><text:span text:style-name="NormalTok"> </text:span><text:span text:style-name="OperatorTok">&lt;</text:span><text:span text:style-name="NormalTok">database_name</text:span><text:span text:style-name="OperatorTok">&gt;</text:span><text:span text:style-name="NormalTok"> </text:span><text:span text:style-name="OperatorTok">&gt;</text:span><text:span text:style-name="NormalTok"> /path/to/backup/db_backup_</text:span><text:span text:style-name="VariableTok">$timestamp</text:span><text:span text:style-name="NormalTok">.sql</text:span> </text:p>
      <text:p text:style-name="Preformatted_20_Text"><text:span text:style-name="CommentTok"># Compress the backup file</text:span> </text:p>
      <text:p text:style-name="Preformatted_20_Text"><text:span text:style-name="FunctionTok">gzip</text:span><text:span text:style-name="NormalTok"> /path/to/backup/db_backup_</text:span><text:span text:style-name="VariableTok">$timestamp</text:span><text:span text:style-name="NormalTok">.sql</text:span> </text:p>
      <text:p text:style-name="First_20_paragraph">Save and close this shell script with <text:span text:style-name="T1">Ctrl-o</text:span>, <text:span text:style-name="T1">Ctrl-x</text:span>. Now we will copy it over to the remote_server:</text:p>
      <text:p text:style-name="Preformatted_20_Text"><text:span text:style-name="FunctionTok">scp</text:span><text:span text:style-name="NormalTok"> db_backup.sh username@remote_server:~/</text:span> </text:p>
      <text:p text:style-name="P2">Now we can execute the backup script remotely on the server and log the results on your local machine:</text:p>
      <text:p text:style-name="Preformatted_20_Text"><text:span text:style-name="FunctionTok">ssh</text:span><text:span text:style-name="NormalTok"> username@remote_host </text:span><text:span text:style-name="StringTok">"/home/username/db_backup.sh"</text:span><text:span text:style-name="NormalTok"> </text:span><text:span text:style-name="OperatorTok">&amp;&gt;</text:span><text:span text:style-name="NormalTok"> db_backup.log</text:span> </text:p>
      <text:p text:style-name="P2">If you wanted the results to only be logged on the server:</text:p>
      <text:p text:style-name="Preformatted_20_Text"><text:span text:style-name="FunctionTok">ssh</text:span><text:span text:style-name="NormalTok"> username@remote_host </text:span><text:span text:style-name="StringTok">"/home/username/db_backup.sh &amp;&gt; db_backup.log"</text:span> </text:p>
      <text:h text:style-name="Heading_20_4" text:outline-level="4"><text:bookmark-start text:name="example-of-remotely-updating-your-server-with-ssh"/>Example of Remotely Updating Your Server with SSH<text:bookmark-end text:name="example-of-remotely-updating-your-server-with-ssh"/></text:h>
      <text:p text:style-name="First_20_paragraph">Now let's create one more scenario where we want to remotely update our server. This can be risky if your update hangs, or there is a prompt to continue or make a decision during the update. If you have no way to reclaim this terminal session, and it hangs, and you restart your server not knowing what to do, you can potentially cause yourself some issues. There is a great little program you can install called 'screen'. Screen starts a new terminal session that you can detach from, or re-attach to later. If you are running an update on your remote server from another location, and something with your network connection or server network connection goes wrong; <text:soft-page-break/>you can still reclaim that screen session, and get things back working again if no one decided to restart the server.</text:p>
      <text:p text:style-name="Text_20_body">Screen is a powerful tool, so we will only cover a few basics for this SSH session.</text:p>
      <text:p text:style-name="P3">First let's install screen on our remote server:</text:p>
      <text:p text:style-name="Preformatted_20_Text"><text:span text:style-name="FunctionTok">sudo</text:span><text:span text:style-name="NormalTok"> apt-get update </text:span><text:span text:style-name="KeywordTok">&amp;&amp;</text:span><text:span text:style-name="NormalTok"> </text:span><text:span text:style-name="FunctionTok">sudo</text:span><text:span text:style-name="NormalTok"> apt-get install screen </text:span><text:span text:style-name="AttributeTok">-y</text:span> </text:p>
      <text:p text:style-name="First_20_paragraph">After the install completes, lets give screen a try. In your terminal type:</text:p>
      <text:p text:style-name="Preformatted_20_Text"><text:span text:style-name="ExtensionTok">screen</text:span> </text:p>
      <text:p text:style-name="First_20_paragraph">Alright, nothing too exciting happened. The screen blanked out, and you are either in another empty terminal session, or you have a display message from the software asking you to press space to keep reading, or return to go to your new terminal session.</text:p>
      <text:p text:style-name="Text_20_body">We can tell we are running a screen session by typing:</text:p>
      <text:p text:style-name="Preformatted_20_Text"><text:span text:style-name="ExtensionTok">screen</text:span><text:span text:style-name="NormalTok"> </text:span><text:span text:style-name="AttributeTok">-ls</text:span> </text:p>
      <text:p text:style-name="First_20_paragraph">You should see a output in your terminal like:</text:p>
      <text:p text:style-name="Preformatted_20_Text">There is a screen on:</text:p>
      <text:p text:style-name="Preformatted_20_Text"><text:s text:c="2"/>28674.pts-0.my_server <text:s text:c="6"/>(03/19/25 05:34:13) <text:s text:c="4"/>(Attached)</text:p>
      <text:p text:style-name="Preformatted_20_Text">1 Socket in /run/screen/S-ubuntu.</text:p>
      <text:p text:style-name="First_20_paragraph">Your screen session has an ID of 28674, and at the end of the line (Attached) let's you know that that is the current session you are working in. You can have multiple screen sessions. Now, if we wanted to disconnect from this session, but still keep it open to continue working in; we can simply press <text:span text:style-name="T1">Ctrl-A</text:span> and then press <text:span text:style-name="T1">' d '</text:span>. This will detach you from that screen session, and return you to your original terminal session. Check your screen sessions again:</text:p>
      <text:p text:style-name="Preformatted_20_Text"><text:span text:style-name="ExtensionTok">screen</text:span><text:span text:style-name="NormalTok"> </text:span><text:span text:style-name="AttributeTok">-ls</text:span> </text:p>
      <text:p text:style-name="First_20_paragraph">You should see a terminal output like:</text:p>
      <text:p text:style-name="Preformatted_20_Text">There is a screen on:</text:p>
      <text:p text:style-name="Preformatted_20_Text"><text:s text:c="2"/>28674.pts-0.rpi02 (03/19/25 05:34:13) (Detached)</text:p>
      <text:p text:style-name="Preformatted_20_Text">1 Socket in /run/screen/S-ubuntu.</text:p>
      <text:p text:style-name="First_20_paragraph">We can now see that the session with the ID 28674 is (Detached). When we are ready to get back to work in that terminal session, we can easily reattach to that session by using its ID.</text:p>
      <text:p text:style-name="Preformatted_20_Text"><text:span text:style-name="ExtensionTok">screen</text:span><text:span text:style-name="NormalTok"> </text:span><text:span text:style-name="AttributeTok">-r</text:span><text:span text:style-name="NormalTok"> 28674</text:span> </text:p>
      <text:p text:style-name="First_20_paragraph">Once you are done working in that session, and no longer need it; just type:</text:p>
      <text:p text:style-name="Preformatted_20_Text"><text:span text:style-name="BuiltInTok">exit</text:span> </text:p>
      <text:p text:style-name="First_20_paragraph">You should see a result like:</text:p>
      <text:p text:style-name="Preformatted_20_Text">[screen is terminating]</text:p>
      <text:p text:style-name="First_20_paragraph">And you can also verify there are no more sessions by checking again:</text:p>
      <text:p text:style-name="Preformatted_20_Text"><text:span text:style-name="ExtensionTok">screen</text:span><text:span text:style-name="NormalTok"> </text:span><text:span text:style-name="AttributeTok">-ls</text:span> </text:p>
      <text:p text:style-name="First_20_paragraph">Terminal Output:</text:p>
      <text:p text:style-name="Preformatted_20_Text">No Sockets found in /run/screen/S-ubuntu.</text:p>
      <text:p text:style-name="First_20_paragraph">When working with multiple screen sessions on a server, you can easily distinguish each screen <text:soft-page-break/>session from each other, by naming each session when you start in, instead of trying to remember each session's ID (which you can do if you really want). Starting a new screen session with a name is as easy as:</text:p>
      <text:p text:style-name="Preformatted_20_Text"><text:span text:style-name="ExtensionTok">screen</text:span><text:span text:style-name="NormalTok"> </text:span><text:span text:style-name="AttributeTok">-S</text:span><text:span text:style-name="NormalTok"> update</text:span> </text:p>
      <text:p text:style-name="First_20_paragraph">Now check the results:</text:p>
      <text:p text:style-name="Preformatted_20_Text"><text:span text:style-name="ExtensionTok">screen</text:span><text:span text:style-name="NormalTok"> </text:span><text:span text:style-name="AttributeTok">-ls</text:span> </text:p>
      <text:p text:style-name="First_20_paragraph">Terminal Output:</text:p>
      <text:p text:style-name="Preformatted_20_Text">There is a screen on:</text:p>
      <text:p text:style-name="Preformatted_20_Text"><text:s text:c="2"/>28800.update <text:s text:c="3"/>(03/19/25 05:52:06) <text:s text:c="4"/>(Attached)</text:p>
      <text:p text:style-name="Preformatted_20_Text">1 Socket in /run/screen/S-ubuntu.</text:p>
      <text:p text:style-name="First_20_paragraph">Now if you needed to detach from that screen with Ctrl-A, and then press 'd'; you can always reattach with that session with:</text:p>
      <text:p text:style-name="Preformatted_20_Text"><text:span text:style-name="ExtensionTok">screen</text:span><text:span text:style-name="NormalTok"> </text:span><text:span text:style-name="AttributeTok">-r</text:span><text:span text:style-name="NormalTok"> update</text:span> </text:p>
      <text:p text:style-name="First_20_paragraph">Great! This is a great way for creating a remote session that can be recovered locally if something goes wrong. I recommend you use software or something similar to screen if you are going to conduct updates on your server remotely. Let's tie all of this together, and create a little script to perform a remote update on our server in a screen session, and then terminate the session when the update is finished:</text:p>
      <text:p text:style-name="Preformatted_20_Text"><text:span text:style-name="FunctionTok">ssh</text:span><text:span text:style-name="NormalTok"> username@remote_server </text:span><text:span text:style-name="StringTok">"screen -S update -dm bash -c 'sudo apt-get update &amp;&amp; sudo apt-get upgrade -y &amp;&amp; exit'"</text:span> </text:p>
      <text:list xml:id="list1711189043" text:style-name="L35">
        <text:list-item>
          <text:p text:style-name="P43">This remotely starts a screen session named "update" first</text:p>
        </text:list-item>
        <text:list-item>
          <text:p text:style-name="P43">The '-d' option starts the session detached.</text:p>
        </text:list-item>
        <text:list-item>
          <text:p text:style-name="P43">The '-m' option forces the screen creation.</text:p>
        </text:list-item>
        <text:list-item>
          <text:p text:style-name="P43">The bash -c '...commands...' executes the commands in the single quotes in the new screen session created.</text:p>
        </text:list-item>
      </text:list>
      <text:p text:style-name="First_20_paragraph">Be sure to check in on your server periodically and make sure a update is not waiting for you to make a decision to contin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9:11Z</meta:creation-date>
    <dc:date>2025-06-10T22:02:05.043405441</dc:date>
    <meta:editing-duration>PT57S</meta:editing-duration>
    <meta:editing-cycles>2</meta:editing-cycles>
    <meta:document-statistic meta:table-count="0" meta:image-count="0" meta:object-count="0" meta:page-count="22" meta:paragraph-count="518" meta:word-count="7641" meta:character-count="46490" meta:non-whitespace-character-count="39254"/>
  </office:meta>
</office:document-meta>
</file>